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E000001DBECEB4C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00e4a8" draw:textarea-horizontal-align="justify" draw:textarea-vertical-align="top" draw:auto-grow-height="true" fo:padding-top="0.13cm" fo:padding-bottom="0.13cm" fo:padding-left="0.25cm" fo:padding-right="0.25cm" fo:wrap-option="wrap" draw:shadow="hidden" draw:shadow-color="#1c1c1c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00e4a8" draw:textarea-horizontal-align="justify" draw:textarea-vertical-align="top" draw:auto-grow-height="true" fo:padding-top="0.13cm" fo:padding-bottom="0.13cm" fo:padding-left="0.25cm" fo:padding-right="0.25cm" fo:wrap-option="no-wrap" draw:shadow="hidden" draw:shadow-color="#1c1c1c"/>
    </style:style>
    <style:style style:name="gr3" style:family="graphic" style:parent-style-name="standard">
      <style:graphic-properties draw:stroke="none" svg:stroke-color="#ffffff" draw:fill="solid" draw:fill-color="#ff0000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1c1c1c"/>
    </style:style>
    <style:style style:name="gr5" style:family="graphic" style:parent-style-name="standard">
      <style:graphic-properties draw:stroke="none" draw:fill="solid" draw:fill-color="#3333cc" draw:textarea-horizontal-align="justify" draw:textarea-vertical-align="top" draw:auto-grow-height="true" fo:padding-top="0.13cm" fo:padding-bottom="0.13cm" fo:padding-left="0.25cm" fo:padding-right="0.25cm" fo:wrap-option="wrap" draw:shadow="hidden" draw:shadow-color="#1c1c1c"/>
    </style:style>
    <style:style style:name="gr6" style:family="graphic" style:parent-style-name="standard">
      <style:graphic-properties draw:stroke="none" draw:fill="solid" draw:fill-color="#ff0000" draw:textarea-horizontal-align="justify" draw:textarea-vertical-align="top" draw:auto-grow-height="true" fo:padding-top="0.13cm" fo:padding-bottom="0.13cm" fo:padding-left="0.25cm" fo:padding-right="0.25cm" fo:wrap-option="wrap" draw:shadow="hidden" draw:shadow-color="#1c1c1c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1c1c1c"/>
    </style:style>
    <style:style style:name="gr8" style:family="graphic" style:parent-style-name="standard" style:list-style-name="L4">
      <style:graphic-properties draw:stroke="solid" svg:stroke-width="0.026cm" svg:stroke-color="#000000" draw:stroke-linejoin="miter" draw:fill="none" draw:fill-color="#00e4a8" draw:textarea-horizontal-align="justify" draw:textarea-vertical-align="top" draw:auto-grow-height="true" fo:min-height="11.155cm" fo:min-width="12.194cm" fo:padding-top="0.13cm" fo:padding-bottom="0.13cm" fo:padding-left="0.25cm" fo:padding-right="0.25cm" fo:wrap-option="wrap" draw:shadow="hidden" draw:shadow-color="#1c1c1c"/>
    </style:style>
    <style:style style:name="gr9" style:family="graphic" style:parent-style-name="standard" style:list-style-name="L4">
      <style:graphic-properties draw:stroke="none" draw:fill="solid" draw:fill-color="#ffffcc" draw:textarea-horizontal-align="justify" draw:textarea-vertical-align="top" draw:auto-grow-height="true" fo:min-height="8.881cm" fo:min-width="13.93cm" fo:padding-top="0.13cm" fo:padding-bottom="0.13cm" fo:padding-left="0.25cm" fo:padding-right="0.25cm" fo:wrap-option="wrap" draw:shadow="hidden" draw:shadow-color="#1c1c1c"/>
    </style:style>
    <style:style style:name="gr10" style:family="graphic">
      <style:graphic-properties style:protect="size"/>
    </style:style>
    <style:style style:name="pr1" style:family="presentation" style:parent-style-name="programmazione_2b__2b_-title">
      <style:graphic-properties draw:stroke="none" draw:fill="none" draw:fill-color="#00e4a8" draw:textarea-horizontal-align="center" draw:textarea-vertical-align="middle" draw:auto-grow-height="true" draw:auto-grow-width="false" fo:min-height="5.535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programmazione_2b__2b_-subtitle">
      <style:graphic-properties draw:stroke="none" draw:fill="none" draw:fill-color="#00e4a8" draw:textarea-horizontal-align="center" draw:textarea-vertical-align="middle" draw:auto-grow-height="true" draw:auto-grow-width="false" fo:min-height="0.98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programmazione_2b__2b_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stroke="none" draw:fill="none" draw:fill-color="#00e4a8" draw:textarea-horizontal-align="justify" draw:textarea-vertical-align="top" draw:auto-grow-height="true" draw:auto-grow-width="false" fo:min-height="1.434cm" fo:min-width="0cm" fo:padding-top="0.13cm" fo:padding-bottom="0.13cm" fo:padding-left="0.25cm" fo:padding-right="0.25cm" fo:wrap-option="no-wrap" draw:shadow="hidden" draw:shadow-color="#1c1c1c"/>
    </style:style>
    <style:style style:name="pr5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16.008cm" fo:min-width="0cm" fo:padding-top="0.13cm" fo:padding-bottom="0.13cm" fo:padding-left="0.25cm" fo:padding-right="0.25cm" fo:wrap-option="no-wrap" draw:shadow="hidden" draw:shadow-color="#1c1c1c"/>
    </style:style>
    <style:style style:name="pr6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7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8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9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10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6.937cm" fo:min-width="0cm" fo:padding-top="0.13cm" fo:padding-bottom="0.13cm" fo:padding-left="0.25cm" fo:padding-right="0.25cm" fo:wrap-option="no-wrap" draw:shadow="hidden" draw:shadow-color="#1c1c1c"/>
    </style:style>
    <style:style style:name="pr11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12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7.572cm" fo:min-width="0cm" fo:padding-top="0.13cm" fo:padding-bottom="0.13cm" fo:padding-left="0.25cm" fo:padding-right="0.25cm" fo:wrap-option="no-wrap" draw:shadow="hidden" draw:shadow-color="#1c1c1c"/>
    </style:style>
    <style:style style:name="pr13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14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7.149cm" fo:min-width="0cm" fo:padding-top="0.13cm" fo:padding-bottom="0.13cm" fo:padding-left="0.25cm" fo:padding-right="0.25cm" fo:wrap-option="no-wrap" draw:shadow="hidden" draw:shadow-color="#1c1c1c"/>
    </style:style>
    <style:style style:name="pr15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16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17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18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2.038cm" fo:min-width="0cm" fo:padding-top="0.13cm" fo:padding-bottom="0.13cm" fo:padding-left="0.25cm" fo:padding-right="0.25cm" fo:wrap-option="no-wrap" draw:shadow="hidden" draw:shadow-color="#1c1c1c"/>
    </style:style>
    <style:style style:name="pr19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20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21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22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3.551cm" fo:min-width="0cm" fo:padding-top="0.13cm" fo:padding-bottom="0.13cm" fo:padding-left="0.25cm" fo:padding-right="0.25cm" fo:wrap-option="no-wrap" draw:shadow="hidden" draw:shadow-color="#1c1c1c"/>
    </style:style>
    <style:style style:name="pr23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24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25" style:family="presentation" style:parent-style-name="Default-outline1">
      <style:graphic-properties draw:stroke="none" draw:fill="none" draw:fill-color="#00e4a8" draw:textarea-horizontal-align="justify" draw:textarea-vertical-align="top" draw:auto-grow-height="true" draw:auto-grow-width="false" fo:min-height="3.308cm" fo:min-width="0cm" fo:padding-top="0.13cm" fo:padding-bottom="0.13cm" fo:padding-left="0.25cm" fo:padding-right="0.25cm" fo:wrap-option="no-wrap" draw:shadow="hidden" draw:shadow-color="#1c1c1c"/>
    </style:style>
    <style:style style:name="pr26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27" style:family="presentation" style:parent-style-name="Default-notes" style:list-style-name="L14">
      <style:graphic-properties draw:stroke="none" draw:fill="none" draw:fill-color="#bbe0e3" draw:auto-grow-height="true" fo:min-height="12.001cm" draw:shadow="hidden" draw:shadow-color="#808080"/>
    </style:style>
    <style:style style:name="pr28" style:family="presentation" style:parent-style-name="Default-title">
      <style:graphic-properties draw:fill-color="#ffffff" fo:min-height="1.444cm"/>
    </style:style>
    <style:style style:name="pr29" style:family="presentation" style:parent-style-name="Default-notes">
      <style:graphic-properties draw:fill-color="#ffffff" fo:min-height="11.179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11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11cm" fo:margin-bottom="0cm" text:enable-numbering="false" fo:text-indent="-0.952cm"/>
    </style:style>
    <style:style style:name="P6" style:family="paragraph">
      <style:paragraph-properties fo:margin-left="0.952cm" fo:margin-right="0cm" fo:margin-top="0.211cm" fo:margin-bottom="0cm" text:enable-numbering="true" fo:text-indent="-0.952cm"/>
    </style:style>
    <style:style style:name="P7" style:family="paragraph">
      <style:paragraph-properties fo:margin-left="2.063cm" fo:margin-right="0cm" fo:margin-top="0.176cm" fo:margin-bottom="0cm" text:enable-numbering="true" fo:text-indent="-0.793cm"/>
    </style:style>
    <style:style style:name="P8" style:family="paragraph">
      <style:paragraph-properties fo:margin-left="2.063cm" fo:margin-right="0cm" fo:margin-top="0.176cm" fo:margin-bottom="0cm" text:enable-numbering="false" fo:text-indent="-0.793cm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0" style:family="paragraph">
      <style:paragraph-properties fo:margin-left="0cm" fo:margin-right="0cm" fo:margin-top="0.264cm" fo:margin-bottom="0cm" fo:line-height="100%" text:enable-numbering="false" fo:text-indent="0cm" style:punctuation-wrap="simple" style:line-break="normal"/>
    </style:style>
    <style:style style:name="P11" style:family="paragraph">
      <style:paragraph-properties fo:margin-left="0cm" fo:margin-right="0cm" fo:text-indent="0cm"/>
      <style:text-properties fo:color="#ffffff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margin-left="0.952cm" fo:margin-right="0cm" fo:margin-top="0.176cm" fo:margin-bottom="0cm" text:enable-numbering="true" fo:text-indent="-0.952cm"/>
    </style:style>
    <style:style style:name="P14" style:family="paragraph">
      <style:paragraph-properties fo:margin-left="2.063cm" fo:margin-right="0cm" fo:margin-top="0.158cm" fo:margin-bottom="0cm" text:enable-numbering="true" fo:text-indent="-0.793cm"/>
    </style:style>
    <style:style style:name="P15" style:family="paragraph">
      <style:paragraph-properties fo:margin-left="2.063cm" fo:margin-right="0cm" text:enable-numbering="true" fo:text-indent="-0.793cm"/>
    </style:style>
    <style:style style:name="P16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17" style:family="paragraph">
      <style:paragraph-properties fo:margin-left="0cm" fo:margin-right="0cm" fo:line-height="100%" text:enable-numbering="false" fo:text-indent="0cm" style:punctuation-wrap="simple" style:line-break="normal"/>
      <style:text-properties fo:color="#000000"/>
    </style:style>
    <style:style style:name="P18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color="#000000"/>
    </style:style>
    <style:style style:name="T1" style:family="text">
      <style:text-properties fo:color="#333399"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font-family="Courier" style:font-style-name="Bold" style:font-family-generic="modern" style:font-pitch="fixed" fo:font-size="28pt" fo:font-weight="bold" style:font-size-asian="28pt" style:font-size-complex="28pt"/>
    </style:style>
    <style:style style:name="T4" style:family="text">
      <style:text-properties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5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6" style:family="text">
      <style:text-properties fo:color="#ffffff" fo:font-family="Courier" style:font-family-generic="modern" style:font-pitch="fixed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9" style:family="text">
      <style:text-properties fo:font-family="Courier" style:font-style-name="Bold" style:font-family-generic="modern" style:font-pitch="fixed" fo:font-weight="bold"/>
    </style:style>
    <style:style style:name="T10" style:family="text">
      <style:text-properties fo:color="#3333cc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family="Courier" style:font-family-generic="modern" style:font-pitch="fixed" fo:font-weight="bold" style:font-weight-asian="bold" style:font-weight-complex="bold"/>
    </style:style>
    <style:style style:name="T15" style:family="text">
      <style:text-properties fo:font-size="20pt" fo:language="en" fo:country="US" style:font-size-asian="20pt" style:font-size-complex="20pt"/>
    </style:style>
    <style:style style:name="T16" style:family="text">
      <style:text-properties fo:color="#ffffff" fo:font-family="Tahoma" style:font-family-generic="swiss" style:font-pitch="variable" fo:font-size="16pt" fo:language="en" fo:country="US" style:font-size-asian="16pt" style:font-size-complex="16pt"/>
    </style:style>
    <style:style style:name="T17" style:family="text">
      <style:text-properties fo:color="#ffffff" fo:font-family="Courier" style:font-style-name="Bold" style:font-family-generic="modern" style:font-pitch="fixed" fo:font-size="16pt" fo:language="en" fo:country="US" fo:font-weight="bold" style:font-size-asian="16pt" style:font-size-complex="16pt"/>
    </style:style>
    <style:style style:name="T18" style:family="text">
      <style:text-properties fo:color="#ffffff" fo:font-family="Tahoma" style:font-family-generic="swiss" style:font-pitch="variable" fo:font-size="16pt" style:font-size-asian="16pt" style:font-size-complex="16pt"/>
    </style:style>
    <style:style style:name="T19" style:family="text">
      <style:text-properties fo:font-family="Courier" style:font-style-name="Bold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3333cc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ffffff" fo:font-family="Tahoma" style:font-family-generic="swiss" style:font-pitch="variable" fo:font-size="14pt" style:font-size-asian="14pt" style:font-size-complex="14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ffffff" fo:font-family="Courier" style:font-style-name="Bold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ffffff" fo:font-family="Tahoma" style:font-family-generic="swiss" style:font-pitch="variable" fo:language="en" fo:country="US"/>
    </style:style>
    <style:style style:name="T26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7" style:family="text">
      <style:text-properties fo:color="#0066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28" style:family="text">
      <style:text-properties fo:color="#3333cc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9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fo:color="#0066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1" style:family="text">
      <style:text-properties fo:color="#00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32" style:family="text">
      <style:text-properties fo:color="#000000" fo:font-family="Courier" style:font-style-name="Bold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3" style:family="text">
      <style:text-properties fo:color="#000000" fo:font-family="Courier" style:font-style-name="Bold" style:font-family-generic="modern" style:font-pitch="fixed" fo:font-size="14pt" fo:language="en" fo:country="US" fo:font-style="normal" fo:font-weight="bold" style:font-size-asian="14pt" style:font-weight-asian="bold" style:font-size-complex="14pt" style:font-weight-complex="bold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">
        <style:list-level-properties text:space-before="1.27cm" text:min-label-width="0.793cm"/>
        <style:text-properties fo:font-family="Wingdings" style:font-pitch="variable" style:font-charset="x-symbol" fo:color="#333399" fo:font-size="55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ff0000" fo:font-size="9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006600" fo:font-size="5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6600" fo:font-size="50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6600" fo:font-size="50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6600" fo:font-size="50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66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Courier New'" style:font-family-generic="modern" style:font-pitch="fixed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Tahom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'Courier New'" style:font-family-generic="modern" style:font-pitch="fixed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Courier New'" style:font-family-generic="modern" style:font-pitch="fixed" fo:color="#333399" fo:font-size="100%"/>
      </text:list-level-style-bullet>
    </text:list-style>
    <text:list-style style:name="L10">
      <text:list-level-style-bullet text:level="1" text:bullet-char="•">
        <style:text-properties fo:font-family="'Courier New'" style:font-family-generic="modern" style:font-pitch="fixed" fo:color="#3333c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'Courier New'" style:font-family-generic="modern" style:font-pitch="fixed" fo:color="#00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Tahoma" style:font-family-generic="swiss" style:font-pitch="variable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1 June 2007</presentation:date-time-decl>
      <draw:page draw:name="Object Oriented Programming: Inheritance" draw:style-name="dp1" draw:master-page-name="programmazione_2b__2b_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5.847cm" svg:x="2.752cm" svg:y="0.821cm" presentation:class="title" presentation:user-transformed="true">
          <draw:text-box>
            <text:p text:style-name="P1"><text:span text:style-name="T1">Object Oriented Programming:</text:span><text:span text:style-name="T1"><text:line-break/></text:span><text:span text:style-name="T1">Inheritance</text:span></text:p>
          </draw:text-box>
        </draw:frame>
        <draw:frame presentation:style-name="pr2" draw:text-style-name="P2" draw:layer="layout" svg:width="17.78cm" svg:height="1.277cm" svg:x="3.779cm" svg:y="16.733cm" presentation:class="subtitle" presentation:user-transformed="true">
          <draw:text-box>
            <text:p text:style-name="P3">Roma, 28 April 2008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oday’s Lecture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Today’s Lecture</text:p>
          </draw:text-box>
        </draw:frame>
        <draw:frame presentation:style-name="pr5" draw:text-style-name="P2" draw:layer="layout" svg:width="24.452cm" svg:height="16.268cm" svg:x="0.423cm" svg:y="1.935cm" presentation:class="outline" presentation:user-transformed="true">
          <draw:text-box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Introduction to elements of object oriented programming (OOP)</text:p>
              </text:list-item>
            </text:list>
            <text:list text:style-name="L3">
              <text:list-item>
                <text:list>
                  <text:list-item>
                    <text:p text:style-name="P7">Inherit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lymorphism</text:p>
                  </text:list-item>
                </text:list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Base and Derived Classes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Inheritance as a mean <text:s/>to provide common interface 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What is Inheritance?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What is Inheritance?</text:p>
          </draw:text-box>
        </draw:frame>
        <draw:frame presentation:style-name="pr5" draw:text-style-name="P2" draw:layer="layout" svg:width="24.452cm" svg:height="16.268cm" svg:x="0.423cm" svg:y="1.935cm" presentation:class="outline" presentation:user-transformed="true">
          <draw:text-box>
            <text:list text:style-name="L3">
              <text:list-item>
                <text:p text:style-name="P6"><text:span text:style-name="T2">Powerful way to reuse software without too much re-writing</text:span></text:p>
              </text:list-item>
            </text:list>
            <text:list text:style-name="L3">
              <text:list-item>
                <text:p text:style-name="P5"><text:span text:style-name="T2"/></text:p>
              </text:list-item>
            </text:list>
            <text:list text:style-name="L3">
              <text:list-item>
                <text:p text:style-name="P6"><text:span text:style-name="T2">Often several types of object are in fact special cases of a basic objec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keyboard and files are different types of an input stre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creen and file are different types of output stre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Resistors and capacitors are different types of circuit el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Circle, square, ellipse are different types of sha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In StarCraft, engineers, builders, soldiers are different types of uni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Inheritance defines a “base” class to provide basic functionalities to “derived” class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Derived classes can extend the base class by adding new data members and 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heritance: Student “is a” Person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Inheritance: <text:span text:style-name="T3">Student</text:span> “is a” <text:span text:style-name="T3">Person</text:span></text:p>
          </draw:text-box>
        </draw:frame>
        <draw:custom-shape draw:style-name="gr1" draw:text-style-name="P2" draw:layer="layout" svg:width="11.17cm" svg:height="14.964cm" svg:x="0.478cm" svg:y="2.284cm">
          <text:p text:style-name="P9"><text:span text:style-name="T4">// example1.cpp</text:span></text:p>
          <text:p text:style-name="P9"><text:span text:style-name="T4">#include &lt;string&gt;</text:span></text:p>
          <text:p text:style-name="P9"><text:span text:style-name="T4">#include &lt;iostream&gt;</text:span></text:p>
          <text:p text:style-name="P9"><text:span text:style-name="T4">using namespace std;</text:span></text:p>
          <text:p text:style-name="P9"><text:span text:style-name="T4"/></text:p>
          <text:p text:style-name="P9"><text:span text:style-name="T4"/></text:p>
          <text:p text:style-name="P9"><text:span text:style-name="T4">class Person {</text:span></text:p>
          <text:p text:style-name="P9"><text:span text:style-name="T4"><text:s text:c="2"/></text:span><text:span text:style-name="T4">public:</text:span></text:p>
          <text:p text:style-name="P9"><text:span text:style-name="T4"><text:s text:c="4"/></text:span><text:span text:style-name="T4">Person(const string&amp; name) {</text:span></text:p>
          <text:p text:style-name="P9"><text:span text:style-name="T4"><text:s text:c="6"/></text:span><text:span text:style-name="T4">name_ = name;</text:span></text:p>
          <text:p text:style-name="P9"><text:span text:style-name="T4"><text:s text:c="6"/></text:span><text:span text:style-name="T4">cout &lt;&lt; "Person(" &lt;&lt; name </text:span></text:p>
          <text:p text:style-name="P9"><text:span text:style-name="T4"><text:s text:c="11"/></text:span><text:span text:style-name="T4">&lt;&lt; ") called" 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<text:s text:c="4"/></text:span><text:span text:style-name="T4">~Person() {</text:span></text:p>
          <text:p text:style-name="P9"><text:span text:style-name="T4"><text:s text:c="6"/></text:span><text:span text:style-name="T4">cout &lt;&lt; "~Person() called for " </text:span></text:p>
          <text:p text:style-name="P9"><text:span text:style-name="T4"><text:s text:c="11"/></text:span><text:span text:style-name="T4">&lt;&lt; name_ &lt;&lt; endl;</text:span></text:p>
          <text:p text:style-name="P9"><text:span text:style-name="T4"><text:s text:c="5"/></text:span><text:span text:style-name="T4">}</text:span></text:p>
          <text:p text:style-name="P9"><text:span text:style-name="T4"/></text:p>
          <text:p text:style-name="P9"><text:span text:style-name="T4"><text:s text:c="4"/></text:span><text:span text:style-name="T4">string name() const { return name_; }</text:span></text:p>
          <text:p text:style-name="P9"><text:span text:style-name="T4"/></text:p>
          <text:p text:style-name="P9"><text:span text:style-name="T4"><text:s text:c="4"/></text:span><text:span text:style-name="T4">void print() {</text:span></text:p>
          <text:p text:style-name="P9"><text:span text:style-name="T4"><text:s text:c="6"/></text:span><text:span text:style-name="T4">cout &lt;&lt; "I am a Person. My name is “</text:span></text:p>
          <text:p text:style-name="P9"><text:span text:style-name="T4"><text:s text:c="11"/></text:span><text:span text:style-name="T4">&lt;&lt; name_ 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<text:s text:c="2"/></text:span><text:span text:style-name="T4">private:</text:span></text:p>
          <text:p text:style-name="P9"><text:span text:style-name="T4"><text:s text:c="4"/></text:span><text:span text:style-name="T4">string name_;</text:span></text:p>
          <text:p text:style-name="P9"><text:span text:style-name="T4">}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853cm" svg:height="11.679cm" svg:x="12.912cm" svg:y="5.071cm">
          <text:p text:style-name="P9"><text:span text:style-name="T5">class Student : public Person</text:span><text:span text:style-name="T4"> {</text:span></text:p>
          <text:p text:style-name="P9"><text:span text:style-name="T4"><text:s text:c="2"/></text:span><text:span text:style-name="T4">public:</text:span></text:p>
          <text:p text:style-name="P9"><text:span text:style-name="T4"><text:s text:c="4"/></text:span><text:span text:style-name="T4">Student(const string&amp; name, int id) :</text:span></text:p>
          <text:p text:style-name="P9"><text:span text:style-name="T4"><text:s text:c="6"/></text:span><text:span text:style-name="T4">Person(name) {</text:span></text:p>
          <text:p text:style-name="P9"><text:span text:style-name="T4"><text:s text:c="6"/></text:span><text:span text:style-name="T4">id_ = id;</text:span></text:p>
          <text:p text:style-name="P9"><text:span text:style-name="T4"><text:s text:c="6"/></text:span><text:span text:style-name="T4">cout &lt;&lt; "Student(" &lt;&lt; name </text:span></text:p>
          <text:p text:style-name="P9"><text:span text:style-name="T4"><text:s text:c="11"/></text:span><text:span text:style-name="T4">&lt;&lt; ", " &lt;&lt; id &lt;&lt; ") called" </text:span></text:p>
          <text:p text:style-name="P9"><text:span text:style-name="T4"><text:s text:c="11"/></text:span><text:span text:style-name="T4">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<text:s text:c="4"/></text:span><text:span text:style-name="T4">~Student() {</text:span></text:p>
          <text:p text:style-name="P9"><text:span text:style-name="T4"><text:s text:c="6"/></text:span><text:span text:style-name="T4">cout &lt;&lt; "~Student() called for name:" </text:span></text:p>
          <text:p text:style-name="P9"><text:span text:style-name="T4"><text:s text:c="11"/></text:span><text:span text:style-name="T4">&lt;&lt; name() &lt;&lt; " and id: " &lt;&lt; id_ </text:span></text:p>
          <text:p text:style-name="P9"><text:span text:style-name="T4"><text:s text:c="11"/></text:span><text:span text:style-name="T4">&lt;&lt; endl;</text:span></text:p>
          <text:p text:style-name="P9"><text:span text:style-name="T4"><text:s text:c="5"/></text:span><text:span text:style-name="T4">}</text:span></text:p>
          <text:p text:style-name="P9"><text:span text:style-name="T4"/></text:p>
          <text:p text:style-name="P9"><text:span text:style-name="T4"><text:s text:c="5"/></text:span><text:span text:style-name="T4">int id() const { return id_; }</text:span></text:p>
          <text:p text:style-name="P9"><text:span text:style-name="T4"/></text:p>
          <text:p text:style-name="P9"><text:span text:style-name="T4"><text:s text:c="2"/></text:span><text:span text:style-name="T4">private:</text:span></text:p>
          <text:p text:style-name="P9"><text:span text:style-name="T4"><text:s text:c="4"/></text:span><text:span text:style-name="T4">int id_;</text:span></text:p>
          <text:p text:style-name="P9"><text:span text:style-name="T4">};</text:span></text:p>
          <text:p text:style-name="P10"><text:span text:style-name="T4"/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9.303cm" svg:height="1.013cm" svg:x="13.97cm" svg:y="3.175cm">
          <draw:text-box>
            <text:p text:style-name="P11"><text:span text:style-name="T6">Student</text:span><text:span text:style-name="T7"> inherits from </text:span><text:span text:style-name="T6">Person</text:span></text:p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8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Example of Inheritance in Use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Example of Inheritance in Use</text:p>
          </draw:text-box>
        </draw:frame>
        <draw:custom-shape draw:style-name="gr1" draw:text-style-name="P2" draw:layer="layout" svg:width="18.282cm" svg:height="8.88cm" svg:x="3.81cm" svg:y="1.915cm">
          <text:p text:style-name="P9"><text:span text:style-name="T4">// example1.cpp</text:span></text:p>
          <text:p text:style-name="P9"><text:span text:style-name="T4"/></text:p>
          <text:p text:style-name="P9"><text:span text:style-name="T4">int main() {</text:span></text:p>
          <text:p text:style-name="P9"><text:span text:style-name="T4"/></text:p>
          <text:p text:style-name="P9"><text:span text:style-name="T4"><text:s text:c="2"/></text:span><text:span text:style-name="T4">Person* john = new Person("John");</text:span></text:p>
          <text:p text:style-name="P9"><text:span text:style-name="T4"><text:s text:c="2"/></text:span><text:span text:style-name="T4">john-&gt;print();</text:span></text:p>
          <text:p text:style-name="P9"><text:span text:style-name="T4"/></text:p>
          <text:p text:style-name="P9"><text:span text:style-name="T4"><text:s text:c="2"/></text:span><text:span text:style-name="T4">Student* susan = new Student("Susan", 123456);</text:span></text:p>
          <text:p text:style-name="P9"><text:span text:style-name="T4"/></text:p>
          <text:p text:style-name="P9"><text:span text:style-name="T4"><text:s text:c="2"/></text:span><text:span text:style-name="T4">susan-&gt;print();</text:span></text:p>
          <text:p text:style-name="P9"><text:span text:style-name="T4"><text:s text:c="2"/></text:span><text:span text:style-name="T4">cout &lt;&lt; "name: " &lt;&lt; susan-&gt;name() &lt;&lt; " id: " &lt;&lt; susan-&gt;id() &lt;&lt; endl;</text:span></text:p>
          <text:p text:style-name="P9"><text:span text:style-name="T4"/></text:p>
          <text:p text:style-name="P9"><text:span text:style-name="T4"><text:s text:c="2"/></text:span><text:span text:style-name="T4">delete john;</text:span></text:p>
          <text:p text:style-name="P9"><text:span text:style-name="T4"><text:s text:c="2"/></text:span><text:span text:style-name="T4">delete susan;</text:span></text:p>
          <text:p text:style-name="P9"><text:span text:style-name="T4"/></text:p>
          <text:p text:style-name="P9"><text:span text:style-name="T4"><text:s text:c="2"/></text:span><text:span text:style-name="T4">return 0;</text:span></text:p>
          <text:p text:style-name="P9"><text:span text:style-name="T4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6.419cm" svg:height="7.021cm" svg:x="4.47cm" svg:y="10.958cm">
          <text:p text:style-name="P9"><text:span text:style-name="T8">$ ./example1</text:span></text:p>
          <text:p text:style-name="P9"><text:span text:style-name="T8">Person(John) called</text:span></text:p>
          <text:p text:style-name="P9"><text:span text:style-name="T8">I am a Person. My name is John</text:span></text:p>
          <text:p text:style-name="P9"><text:span text:style-name="T8">Person(Susan) called</text:span></text:p>
          <text:p text:style-name="P9"><text:span text:style-name="T8">Student(Susan, 123456) called</text:span></text:p>
          <text:p text:style-name="P9"><text:span text:style-name="T8">I am a Person. My name is Susan</text:span></text:p>
          <text:p text:style-name="P9"><text:span text:style-name="T8">name: Susan id: 123456</text:span></text:p>
          <text:p text:style-name="P9"><text:span text:style-name="T8">~Person() called for John</text:span></text:p>
          <text:p text:style-name="P9"><text:span text:style-name="T8">~Student() called for name:Susan and id: 123456</text:span></text:p>
          <text:p text:style-name="P9"><text:span text:style-name="T8">~Person() called for Susa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9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tudent  “behaves as” Person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Student <text:s/>“behaves as” Person</text:p>
          </draw:text-box>
        </draw:frame>
        <draw:frame presentation:style-name="pr10" draw:text-style-name="P2" draw:layer="layout" svg:width="24.452cm" svg:height="7.197cm" svg:x="0.423cm" svg:y="11.007cm" presentation:class="outline" presentation:user-transformed="true">
          <draw:text-box>
            <text:list text:style-name="L3">
              <text:list-item>
                <text:p text:style-name="P6">Methods of <text:span text:style-name="T9">Person</text:span> can be called with an object of type <text:span text:style-name="T9">Student</text:span></text:p>
              </text:list-item>
            </text:list>
            <text:list text:style-name="L3">
              <text:list-item>
                <text:list>
                  <text:list-item>
                    <text:p text:style-name="P7">Functionalities implemented for Person available for fre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No need to re-implement the same code over and over aga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f a functionality changes, we need to fix it just once!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2.694cm" svg:height="7.866cm" svg:x="1.215cm" svg:y="2.271cm">
          <text:p text:style-name="P9"><text:span text:style-name="T4"/></text:p>
          <text:p text:style-name="P9"><text:span text:style-name="T4"><text:s text:c="2"/></text:span><text:span text:style-name="T4">Person* john = new Person("John");</text:span></text:p>
          <text:p text:style-name="P9"><text:span text:style-name="T4"><text:s text:c="2"/></text:span><text:span text:style-name="T4">john-&gt;print();</text:span></text:p>
          <text:p text:style-name="P9"><text:span text:style-name="T4"/></text:p>
          <text:p text:style-name="P9"><text:span text:style-name="T4"><text:s text:c="2"/></text:span><text:span text:style-name="T4">Student* susan = new Student("Susan", 123456);</text:span></text:p>
          <text:p text:style-name="P9"><text:span text:style-name="T4"><text:s text:c="2"/></text:span><text:span text:style-name="T4">susan-&gt;</text:span><text:span text:style-name="T10">print()</text:span><text:span text:style-name="T4">;</text:span></text:p>
          <text:p text:style-name="P9"><text:span text:style-name="T4"><text:s text:c="2"/></text:span><text:span text:style-name="T4">cout &lt;&lt; "name: " &lt;&lt; susan-&gt;</text:span><text:span text:style-name="T10">name()</text:span><text:span text:style-name="T4"> </text:span></text:p>
          <text:p text:style-name="P9"><text:span text:style-name="T4"><text:s text:c="7"/></text:span><text:span text:style-name="T4">&lt;&lt; " id: " &lt;&lt; susan-&gt;</text:span><text:span text:style-name="T5">id()</text:span><text:span text:style-name="T4"> </text:span></text:p>
          <text:p text:style-name="P9"><text:span text:style-name="T4"><text:s text:c="7"/></text:span><text:span text:style-name="T4">&lt;&lt; endl;</text:span></text:p>
          <text:p text:style-name="P9"><text:span text:style-name="T4"/></text:p>
          <text:p text:style-name="P9"><text:span text:style-name="T4"><text:s text:c="2"/></text:span><text:span text:style-name="T4">delete john;</text:span></text:p>
          <text:p text:style-name="P9"><text:span text:style-name="T4"><text:s text:c="2"/></text:span><text:span text:style-name="T4">delete susan;</text:span></text:p>
          <text:p text:style-name="P9"><text:span text:style-name="T4"/></text:p>
          <text:p text:style-name="P9"><text:span text:style-name="T4"><text:s text:c="2"/></text:span><text:span text:style-name="T4">return 0;</text:span></text:p>
          <text:p text:style-name="P9"><text:span text:style-name="T4">}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614cm" svg:height="1.613cm" svg:x="15.466cm" svg:y="2.54cm">
          <text:p text:style-name="P9"><text:span text:style-name="T11">print() and name()</text:span><text:span text:style-name="T11"><text:line-break/></text:span><text:span text:style-name="T11">are methods of Person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9.646cm" svg:height="0.937cm" svg:x="14.89cm" svg:y="6.685cm">
          <text:p text:style-name="P9"><text:span text:style-name="T11">id() is a method of Studen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"/>
          <draw:frame presentation:style-name="pr11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tudent is an “extension” of Person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<text:span text:style-name="T3">Student</text:span> is an “extension” of <text:span text:style-name="T3">Person</text:span></text:p>
          </draw:text-box>
        </draw:frame>
        <draw:frame presentation:style-name="pr12" draw:text-style-name="P2" draw:layer="layout" svg:width="24.452cm" svg:height="7.832cm" svg:x="0.423cm" svg:y="10.371cm" presentation:class="outline" presentation:user-transformed="true">
          <draw:text-box>
            <text:list text:style-name="L3">
              <text:list-item>
                <text:p text:style-name="P6">Student provides all functionalities of Person <text:span text:style-name="T12">and more</text:span>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Student has additional data members and member functions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Student is an extension of Person but not limited to be the same</text:p>
              </text:list-item>
            </text:list>
          </draw:text-box>
        </draw:frame>
        <draw:custom-shape draw:style-name="gr6" draw:text-style-name="P2" draw:layer="layout" svg:width="9.646cm" svg:height="0.937cm" svg:x="0.709cm" svg:y="8.467cm">
          <text:p text:style-name="P9"><text:span text:style-name="T11">id() is a method of Studen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2.694cm" svg:height="7.866cm" svg:x="11.49cm" svg:y="2.117cm">
          <text:p text:style-name="P9"><text:span text:style-name="T4"/></text:p>
          <text:p text:style-name="P9"><text:span text:style-name="T4"><text:s text:c="2"/></text:span><text:span text:style-name="T4">Person* john = new Person("John");</text:span></text:p>
          <text:p text:style-name="P9"><text:span text:style-name="T4"><text:s text:c="2"/></text:span><text:span text:style-name="T4">john-&gt;print();</text:span></text:p>
          <text:p text:style-name="P9"><text:span text:style-name="T4"/></text:p>
          <text:p text:style-name="P9"><text:span text:style-name="T4"><text:s text:c="2"/></text:span><text:span text:style-name="T4">Student* susan = new Student("Susan", 123456);</text:span></text:p>
          <text:p text:style-name="P9"><text:span text:style-name="T4"><text:s text:c="2"/></text:span><text:span text:style-name="T4">susan-&gt;</text:span><text:span text:style-name="T10">print()</text:span><text:span text:style-name="T4">;</text:span></text:p>
          <text:p text:style-name="P9"><text:span text:style-name="T4"><text:s text:c="2"/></text:span><text:span text:style-name="T4">cout &lt;&lt; "name: " &lt;&lt; susan-&gt;</text:span><text:span text:style-name="T10">name()</text:span><text:span text:style-name="T4"> </text:span></text:p>
          <text:p text:style-name="P9"><text:span text:style-name="T4"><text:s text:c="7"/></text:span><text:span text:style-name="T4">&lt;&lt; " id: " &lt;&lt; susan-&gt;</text:span><text:span text:style-name="T5">id()</text:span><text:span text:style-name="T4"> </text:span></text:p>
          <text:p text:style-name="P9"><text:span text:style-name="T4"><text:s text:c="7"/></text:span><text:span text:style-name="T4">&lt;&lt; endl;</text:span></text:p>
          <text:p text:style-name="P9"><text:span text:style-name="T4"/></text:p>
          <text:p text:style-name="P9"><text:span text:style-name="T4"><text:s text:c="2"/></text:span><text:span text:style-name="T4">delete john;</text:span></text:p>
          <text:p text:style-name="P9"><text:span text:style-name="T4"><text:s text:c="2"/></text:span><text:span text:style-name="T4">delete susan;</text:span></text:p>
          <text:p text:style-name="P9"><text:span text:style-name="T4"/></text:p>
          <text:p text:style-name="P9"><text:span text:style-name="T4"><text:s text:c="2"/></text:span><text:span text:style-name="T4">return 0;</text:span></text:p>
          <text:p text:style-name="P9"><text:span text:style-name="T4">}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9.736cm" svg:height="5.595cm" svg:x="0.847cm" svg:y="2.117cm">
          <text:p text:style-name="P9"><text:span text:style-name="T13"/></text:p>
          <text:p text:style-name="P9"><text:span text:style-name="T13">class Student : public Person {</text:span></text:p>
          <text:p text:style-name="P9"><text:span text:style-name="T13"><text:s text:c="2"/></text:span><text:span text:style-name="T13">public:</text:span></text:p>
          <text:p text:style-name="P9"><text:span text:style-name="T13"/></text:p>
          <text:p text:style-name="P9"><text:span text:style-name="T13"><text:s text:c="5"/></text:span><text:span text:style-name="T13">int id() const { return id_; }</text:span></text:p>
          <text:p text:style-name="P9"><text:span text:style-name="T13"/></text:p>
          <text:p text:style-name="P9"><text:span text:style-name="T13"><text:s text:c="2"/></text:span><text:span text:style-name="T13">private:</text:span></text:p>
          <text:p text:style-name="P9"><text:span text:style-name="T13"><text:s text:c="4"/></text:span><text:span text:style-name="T13">int id_;</text:span></text:p>
          <text:p text:style-name="P9"><text:span text:style-name="T13">};</text:span></text:p>
          <text:p text:style-name="P10"><text:span text:style-name="T1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"/>
          <draw:frame presentation:style-name="pr1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ypical Error: Person is not Student!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Typical Error: <text:span text:style-name="T14">Person</text:span> is not <text:span text:style-name="T3">Student</text:span>!</text:p>
          </draw:text-box>
        </draw:frame>
        <draw:frame presentation:style-name="pr14" draw:text-style-name="P2" draw:layer="layout" svg:width="24.452cm" svg:height="7.409cm" svg:x="0.423cm" svg:y="11.007cm" presentation:class="outline" presentation:user-transformed="true">
          <draw:text-box>
            <text:list text:style-name="L3">
              <text:list-item>
                <text:p text:style-name="P6"><text:span text:style-name="T15">You can not use methods of Student on a Person objec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Inheritance is a one-way rel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tudent knows to be derived from Pers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2">Person does not know who could be derived from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You can treat a Student object (*susan) as a Person object</text:span></text:p>
              </text:list-item>
            </text:list>
          </draw:text-box>
        </draw:frame>
        <draw:custom-shape draw:style-name="gr1" draw:text-style-name="P2" draw:layer="layout" svg:width="12.44cm" svg:height="6.345cm" svg:x="0.194cm" svg:y="2.117cm">
          <text:p text:style-name="P9"><text:span text:style-name="T4">// bad1.cpp </text:span></text:p>
          <text:p text:style-name="P9"><text:span text:style-name="T4"/></text:p>
          <text:p text:style-name="P9"><text:span text:style-name="T4">int main() {</text:span></text:p>
          <text:p text:style-name="P9"><text:span text:style-name="T4"/></text:p>
          <text:p text:style-name="P9"><text:span text:style-name="T4"><text:s text:c="2"/></text:span><text:span text:style-name="T10">Person* susan = new Student("Susan", 123456);</text:span></text:p>
          <text:p text:style-name="P9"><text:span text:style-name="T4"><text:s text:c="2"/></text:span><text:span text:style-name="T4">cout &lt;&lt; "name: " &lt;&lt; susan-&gt;name() &lt;&lt; endl;</text:span></text:p>
          <text:p text:style-name="P9"><text:span text:style-name="T4"><text:s text:c="2"/></text:span><text:span text:style-name="T4">cout &lt;&lt; "id: " &lt;&lt; susan-&gt;id() &lt;&lt; endl;</text:span></text:p>
          <text:p text:style-name="P9"><text:span text:style-name="T4"/></text:p>
          <text:p text:style-name="P9"><text:span text:style-name="T4"><text:s text:c="2"/></text:span><text:span text:style-name="T4">delete susan;</text:span></text:p>
          <text:p text:style-name="P9"><text:span text:style-name="T4"/></text:p>
          <text:p text:style-name="P9"><text:span text:style-name="T4"><text:s text:c="2"/></text:span><text:span text:style-name="T4">return 0;</text:span></text:p>
          <text:p text:style-name="P9"><text:span text:style-name="T4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5.488cm" svg:height="1.782cm" svg:x="0.903cm" svg:y="8.806cm">
          <text:p text:style-name="P9"><text:span text:style-name="T13">$ g++ -o bad1 bad1.cpp</text:span></text:p>
          <text:p text:style-name="P9"><text:span text:style-name="T13">bad1.cpp: In function `int main()':</text:span></text:p>
          <text:p text:style-name="P9"><text:span text:style-name="T13">bad1.cpp:53: error: 'class Person' has no member named 'id'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2.372cm" svg:height="4.317cm" svg:x="12.845cm" svg:y="2.231cm">
          <text:p text:style-name="P9"><text:span text:style-name="T16">susan is a pointer to a </text:span><text:span text:style-name="T17">Person</text:span><text:span text:style-name="T16"><text:line-break/></text:span><text:span text:style-name="T16">but initialized by a </text:span><text:span text:style-name="T17">Student</text:span><text:span text:style-name="T16">!</text:span></text:p>
          <text:p text:style-name="P9"><text:span text:style-name="T16"/></text:p>
          <text:p text:style-name="P9"><text:span text:style-name="T16">OK… because a </text:span><text:span text:style-name="T17">Student</text:span><text:span text:style-name="T16"> is also a </text:span><text:span text:style-name="T17">Person</text:span><text:span text:style-name="T16">!</text:span><text:span text:style-name="T16"><text:line-break/></text:span><text:span text:style-name="T16"> elements of polymorphism</text:span><text:span text:style-name="T16"><text:line-break/></text:span><text:span text:style-name="T16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8"/>
          <draw:frame presentation:style-name="pr15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tudent cannot Access Everything in Person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Student cannot Access Everything in Person</text:p>
          </draw:text-box>
        </draw:frame>
        <draw:custom-shape draw:style-name="gr1" draw:text-style-name="P2" draw:layer="layout" svg:width="11.17cm" svg:height="11.922cm" svg:x="0.478cm" svg:y="2.13cm">
          <text:p text:style-name="P9"><text:span text:style-name="T4">class Person {</text:span></text:p>
          <text:p text:style-name="P9"><text:span text:style-name="T4"><text:s text:c="2"/></text:span><text:span text:style-name="T4">public:</text:span></text:p>
          <text:p text:style-name="P9"><text:span text:style-name="T4"><text:s text:c="4"/></text:span><text:span text:style-name="T4">Person(const string&amp; name) {</text:span></text:p>
          <text:p text:style-name="P9"><text:span text:style-name="T4"><text:s text:c="6"/></text:span><text:span text:style-name="T4">name_ = name;</text:span></text:p>
          <text:p text:style-name="P9"><text:span text:style-name="T4"><text:s text:c="6"/></text:span><text:span text:style-name="T4">cout &lt;&lt; "Person(" &lt;&lt; name </text:span></text:p>
          <text:p text:style-name="P9"><text:span text:style-name="T4"><text:s text:c="11"/></text:span><text:span text:style-name="T4">&lt;&lt; ") called" 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<text:s text:c="4"/></text:span><text:span text:style-name="T4">~Person() {</text:span></text:p>
          <text:p text:style-name="P9"><text:span text:style-name="T4"><text:s text:c="6"/></text:span><text:span text:style-name="T4">cout &lt;&lt; "~Person() called for " </text:span></text:p>
          <text:p text:style-name="P9"><text:span text:style-name="T4"><text:s text:c="11"/></text:span><text:span text:style-name="T4">&lt;&lt; name_ &lt;&lt; endl;</text:span></text:p>
          <text:p text:style-name="P9"><text:span text:style-name="T4"><text:s text:c="5"/></text:span><text:span text:style-name="T4">}</text:span></text:p>
          <text:p text:style-name="P9"><text:span text:style-name="T4"/></text:p>
          <text:p text:style-name="P9"><text:span text:style-name="T4"><text:s text:c="4"/></text:span><text:span text:style-name="T4">string name() const { return name_; }</text:span></text:p>
          <text:p text:style-name="P9"><text:span text:style-name="T4"/></text:p>
          <text:p text:style-name="P9"><text:span text:style-name="T4"><text:s text:c="4"/></text:span><text:span text:style-name="T4">void print() {</text:span></text:p>
          <text:p text:style-name="P9"><text:span text:style-name="T4"><text:s text:c="6"/></text:span><text:span text:style-name="T4">cout &lt;&lt; "I am a Person. My name is “</text:span></text:p>
          <text:p text:style-name="P9"><text:span text:style-name="T4"><text:s text:c="11"/></text:span><text:span text:style-name="T4">&lt;&lt; name_ 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<text:s text:c="2"/></text:span><text:span text:style-name="T4">private:</text:span></text:p>
          <text:p text:style-name="P9"><text:span text:style-name="T4"><text:s text:c="4"/></text:span><text:span text:style-name="T4">string name_;</text:span></text:p>
          <text:p text:style-name="P9"><text:span text:style-name="T4">}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854cm" svg:height="10.908cm" svg:x="12.488cm" svg:y="2.117cm">
          <text:p text:style-name="P9"><text:span text:style-name="T4">class Student : public Person {</text:span></text:p>
          <text:p text:style-name="P9"><text:span text:style-name="T4"><text:s text:c="2"/></text:span><text:span text:style-name="T4">public:</text:span></text:p>
          <text:p text:style-name="P9"><text:span text:style-name="T4"><text:s text:c="4"/></text:span><text:span text:style-name="T4">Student(const string&amp; name, int id) :</text:span></text:p>
          <text:p text:style-name="P9"><text:span text:style-name="T4"><text:s text:c="6"/></text:span><text:span text:style-name="T4">Person(name) {</text:span></text:p>
          <text:p text:style-name="P9"><text:span text:style-name="T4"><text:s text:c="6"/></text:span><text:span text:style-name="T4">id_ = id;</text:span></text:p>
          <text:p text:style-name="P9"><text:span text:style-name="T4"><text:s text:c="6"/></text:span><text:span text:style-name="T4">cout &lt;&lt; "Student(" &lt;&lt; name </text:span></text:p>
          <text:p text:style-name="P9"><text:span text:style-name="T4"><text:s text:c="11"/></text:span><text:span text:style-name="T4">&lt;&lt; ", " &lt;&lt; id &lt;&lt; ") called" </text:span></text:p>
          <text:p text:style-name="P9"><text:span text:style-name="T4"><text:s text:c="11"/></text:span><text:span text:style-name="T4">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<text:s text:c="4"/></text:span><text:span text:style-name="T5">~Student() {</text:span></text:p>
          <text:p text:style-name="P9"><text:span text:style-name="T5"><text:s text:c="6"/></text:span><text:span text:style-name="T5">cout &lt;&lt; "~Student() called for name:" </text:span></text:p>
          <text:p text:style-name="P9"><text:span text:style-name="T5"><text:s text:c="11"/></text:span><text:span text:style-name="T5">&lt;&lt; name() &lt;&lt; " and id: " &lt;&lt; id_ </text:span></text:p>
          <text:p text:style-name="P9"><text:span text:style-name="T5"><text:s text:c="11"/></text:span><text:span text:style-name="T5">&lt;&lt; endl;</text:span></text:p>
          <text:p text:style-name="P9"><text:span text:style-name="T5"><text:s text:c="5"/></text:span><text:span text:style-name="T5">}</text:span></text:p>
          <text:p text:style-name="P9"><text:span text:style-name="T5"/></text:p>
          <text:p text:style-name="P9"><text:span text:style-name="T4"><text:s text:c="5"/></text:span><text:span text:style-name="T4">int id() const { return id_; }</text:span></text:p>
          <text:p text:style-name="P9"><text:span text:style-name="T4"/></text:p>
          <text:p text:style-name="P9"><text:span text:style-name="T4"><text:s text:c="2"/></text:span><text:span text:style-name="T4">private:</text:span></text:p>
          <text:p text:style-name="P9"><text:span text:style-name="T4"><text:s text:c="4"/></text:span><text:span text:style-name="T4">int id_;</text:span></text:p>
          <text:p text:style-name="P9"><text:span text:style-name="T4">};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0.572cm" svg:height="2.965cm" svg:x="2.956cm" svg:y="14.834cm">
          <text:p text:style-name="P9"><text:span text:style-name="T18">Student can use only public methods and data of Person</text:span><text:span text:style-name="T18"><text:line-break/></text:span><text:span text:style-name="T18">like anyone else</text:span></text:p>
          <text:p text:style-name="P9"><text:span text:style-name="T18"/></text:p>
          <text:p text:style-name="P9"><text:span text:style-name="T18">No special access privilege… as usual access can be granted not take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9"/>
          <draw:frame presentation:style-name="pr1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ublic and private in public inheritance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2"><text:span text:style-name="T19">public</text:span> and <text:span text:style-name="T19">private</text:span> in <text:span text:style-name="T19">public</text:span> inheritance</text:p>
          </draw:text-box>
        </draw:frame>
        <draw:frame presentation:style-name="pr5" draw:text-style-name="P2" draw:layer="layout" svg:width="24.452cm" svg:height="16.268cm" svg:x="0.423cm" svg:y="1.935cm" presentation:class="outline" presentation:user-transformed="true">
          <draw:text-box>
            <text:list text:style-name="L3">
              <text:list-item>
                <text:p text:style-name="P6">Student is derived from Person through public inheritance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All public members of Person become public members of Student as well</text:p>
              </text:list-item>
            </text:list>
            <text:list text:style-name="L3">
              <text:list-item>
                <text:list>
                  <text:list-item>
                    <text:p text:style-name="P7">Both data and fun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3">
              <text:list-item>
                <text:p text:style-name="P6">Private members of Person REMAIN private and not accessible directly by Student</text:p>
              </text:list-item>
            </text:list>
            <text:list text:style-name="L3">
              <text:list-item>
                <text:list>
                  <text:list-item>
                    <text:p text:style-name="P7">Access provided only through public methods (getters)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>You don’t need to access source code of a class to inherit from it!</text:p>
              </text:list-item>
            </text:list>
            <text:list text:style-name="L3">
              <text:list-item>
                <text:list>
                  <text:list-item>
                    <text:p text:style-name="P7">Use public inheritance and add new data members and functions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9.525cm" svg:height="2.796cm" svg:x="1.905cm" svg:y="3.598cm">
          <text:p text:style-name="P9"><text:span text:style-name="T20">class Student : public Person</text:span><text:span text:style-name="T13"> {</text:span></text:p>
          <text:p text:style-name="P9"><text:span text:style-name="T13"><text:s text:c="2"/></text:span><text:span text:style-name="T13">public:</text:span></text:p>
          <text:p text:style-name="P9"><text:span text:style-name="T13"/></text:p>
          <text:p text:style-name="P9"><text:span text:style-name="T13"><text:s text:c="2"/></text:span><text:span text:style-name="T13">private:</text:span></text:p>
          <text:p text:style-name="P9"><text:span text:style-name="T13">};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888cm" svg:height="2.037cm" svg:x="13.698cm" svg:y="3.81cm">
          <text:p text:style-name="P9"><text:span text:style-name="T21">private and protected inheritance</text:span><text:span text:style-name="T21"><text:line-break/></text:span><text:span text:style-name="T21">are possible but rare and will not</text:span><text:span text:style-name="T21"><text:line-break/></text:span><text:span text:style-name="T21">be discussed her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0"/>
          <draw:frame presentation:style-name="pr1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rotected members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2"><text:span text:style-name="T19">protected</text:span> members</text:p>
          </draw:text-box>
        </draw:frame>
        <draw:frame presentation:style-name="pr18" draw:text-style-name="P2" draw:layer="layout" svg:width="24.452cm" svg:height="2.298cm" svg:x="0.423cm" svg:y="1.935cm" presentation:class="outline" presentation:user-transformed="true">
          <draw:text-box>
            <text:list text:style-name="L3">
              <text:list-item>
                <text:p text:style-name="P13"><text:span text:style-name="T22">protected members are protected members of derived classes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23">Protected is somehow between public and private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2.186cm" svg:height="13.95cm" svg:x="0.389cm" svg:y="4.233cm">
          <text:p text:style-name="P9"><text:span text:style-name="T4">class Person {</text:span></text:p>
          <text:p text:style-name="P9"><text:span text:style-name="T4"><text:s text:c="2"/></text:span><text:span text:style-name="T4">public:</text:span></text:p>
          <text:p text:style-name="P9"><text:span text:style-name="T4"><text:s text:c="4"/></text:span><text:span text:style-name="T4">Person(const string&amp; name, int age) {</text:span></text:p>
          <text:p text:style-name="P9"><text:span text:style-name="T4"><text:s text:c="6"/></text:span><text:span text:style-name="T4">name_ = name;</text:span></text:p>
          <text:p text:style-name="P9"><text:span text:style-name="T4"><text:s text:c="6"/></text:span><text:span text:style-name="T4">age_ = age;</text:span></text:p>
          <text:p text:style-name="P9"><text:span text:style-name="T4"><text:s text:c="6"/></text:span><text:span text:style-name="T4">cout &lt;&lt; "Person(" &lt;&lt; name &lt;&lt; ", "</text:span></text:p>
          <text:p text:style-name="P9"><text:span text:style-name="T4"><text:s text:c="11"/></text:span><text:span text:style-name="T4">&lt;&lt; age &lt;&lt; ") called" &lt;&lt; endl;</text:span></text:p>
          <text:p text:style-name="P9"><text:span text:style-name="T4"><text:s text:c="4"/></text:span><text:span text:style-name="T4">}</text:span></text:p>
          <text:p text:style-name="P9"><text:span text:style-name="T4"><text:s text:c="4"/></text:span><text:span text:style-name="T4">~Person() {</text:span></text:p>
          <text:p text:style-name="P9"><text:span text:style-name="T4"><text:s text:c="6"/></text:span><text:span text:style-name="T4">cout &lt;&lt; "~Person() called for “</text:span></text:p>
          <text:p text:style-name="P9"><text:span text:style-name="T4"><text:s text:c="11"/></text:span><text:span text:style-name="T4">&lt;&lt; name_ &lt;&lt; endl;</text:span></text:p>
          <text:p text:style-name="P9"><text:span text:style-name="T4"><text:s text:c="5"/></text:span><text:span text:style-name="T4">}</text:span></text:p>
          <text:p text:style-name="P9"><text:span text:style-name="T4"/></text:p>
          <text:p text:style-name="P9"><text:span text:style-name="T4"><text:s text:c="4"/></text:span><text:span text:style-name="T4">string name() const { return name_; }</text:span></text:p>
          <text:p text:style-name="P9"><text:span text:style-name="T4"><text:s text:c="4"/></text:span><text:span text:style-name="T4">int age() const { return age_; }</text:span></text:p>
          <text:p text:style-name="P9"><text:span text:style-name="T4"><text:s text:c="4"/></text:span><text:span text:style-name="T4">void print() {</text:span></text:p>
          <text:p text:style-name="P9"><text:span text:style-name="T4"><text:s text:c="6"/></text:span><text:span text:style-name="T4">cout &lt;&lt; "I am a Person. name: " &lt;&lt; name_</text:span></text:p>
          <text:p text:style-name="P9"><text:span text:style-name="T4"><text:s text:c="11"/></text:span><text:span text:style-name="T4">&lt;&lt; " age: " &lt;&lt; age_ 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<text:s text:c="2"/></text:span><text:span text:style-name="T4">private:</text:span></text:p>
          <text:p text:style-name="P9"><text:span text:style-name="T4"><text:s text:c="4"/></text:span><text:span text:style-name="T4">string name_;</text:span></text:p>
          <text:p text:style-name="P9"><text:span text:style-name="T4"/></text:p>
          <text:p text:style-name="P9"><text:span text:style-name="T4"><text:s text:c="2"/></text:span><text:span text:style-name="T5">protected:</text:span></text:p>
          <text:p text:style-name="P9"><text:span text:style-name="T5"><text:s text:c="4"/></text:span><text:span text:style-name="T5">int age_;</text:span></text:p>
          <text:p text:style-name="P9"><text:span text:style-name="T5"/></text:p>
          <text:p text:style-name="P9"><text:span text:style-name="T4">};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1.932cm" svg:height="12.429cm" svg:x="13.198cm" svg:y="4.233cm">
          <text:p text:style-name="P9"><text:span text:style-name="T5">class Student : public Person</text:span><text:span text:style-name="T4"> {</text:span></text:p>
          <text:p text:style-name="P9"><text:span text:style-name="T4"><text:s text:c="2"/></text:span><text:span text:style-name="T4">public:</text:span></text:p>
          <text:p text:style-name="P9"><text:span text:style-name="T4"><text:s text:c="4"/></text:span><text:span text:style-name="T4">Student(const string&amp; name, int age, </text:span></text:p>
          <text:p text:style-name="P9"><text:span text:style-name="T4"><text:s text:c="12"/></text:span><text:span text:style-name="T4">int id) :</text:span></text:p>
          <text:p text:style-name="P9"><text:span text:style-name="T4"><text:s text:c="22"/></text:span><text:span text:style-name="T4">Person(name,age) {</text:span></text:p>
          <text:p text:style-name="P9"><text:span text:style-name="T4"><text:s text:c="6"/></text:span><text:span text:style-name="T4">id_ = id;</text:span></text:p>
          <text:p text:style-name="P9"><text:span text:style-name="T4"><text:s text:c="6"/></text:span><text:span text:style-name="T4">cout &lt;&lt; "Student(" &lt;&lt; name &lt;&lt; ", " </text:span></text:p>
          <text:p text:style-name="P9"><text:span text:style-name="T4"><text:s text:c="11"/></text:span><text:span text:style-name="T4">&lt;&lt; age <text:s/>&lt;&lt; ", " &lt;&lt; id </text:span></text:p>
          <text:p text:style-name="P9"><text:span text:style-name="T4"><text:s text:c="11"/></text:span><text:span text:style-name="T4">&lt;&lt; ") called" </text:span></text:p>
          <text:p text:style-name="P9"><text:span text:style-name="T4"><text:s text:c="11"/></text:span><text:span text:style-name="T4">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<text:s text:c="4"/></text:span><text:span text:style-name="T4">~Student() {</text:span></text:p>
          <text:p text:style-name="P9"><text:span text:style-name="T4"><text:s text:c="6"/></text:span><text:span text:style-name="T4">cout &lt;&lt; "~Student() called for name:" </text:span></text:p>
          <text:p text:style-name="P9"><text:span text:style-name="T4"><text:s text:c="11"/></text:span><text:span text:style-name="T4">&lt;&lt; name()</text:span></text:p>
          <text:p text:style-name="P9"><text:span text:style-name="T4"><text:s text:c="11"/></text:span><text:span text:style-name="T4">&lt;&lt; " age: " &lt;&lt; </text:span><text:span text:style-name="T5">age_</text:span><text:span text:style-name="T4"> &lt;&lt; " and id: “</text:span></text:p>
          <text:p text:style-name="P9"><text:span text:style-name="T4"><text:s text:c="11"/></text:span><text:span text:style-name="T4">&lt;&lt; id_ 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<text:s text:c="4"/></text:span><text:span text:style-name="T4">int id() const { return id_; }</text:span></text:p>
          <text:p text:style-name="P9"><text:span text:style-name="T4"/></text:p>
          <text:p text:style-name="P9"><text:span text:style-name="T4"><text:s text:c="2"/></text:span><text:span text:style-name="T4">private:</text:span></text:p>
          <text:p text:style-name="P9"><text:span text:style-name="T4"><text:s text:c="4"/></text:span><text:span text:style-name="T4">int id_;</text:span></text:p>
          <text:p text:style-name="P9"><text:span text:style-name="T4">};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5.565cm" svg:height="0.937cm" svg:x="8.459cm" svg:y="17.145cm">
          <text:p text:style-name="P9"><text:span text:style-name="T24">protected</text:span><text:span text:style-name="T11"> </text:span><text:span text:style-name="T18">members can be used by derived classe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1"/>
          <draw:frame presentation:style-name="pr19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structors of Derived Classes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Constructors of Derived Classes</text:p>
          </draw:text-box>
        </draw:frame>
        <draw:frame presentation:style-name="pr5" draw:text-style-name="P2" draw:layer="layout" svg:width="24.452cm" svg:height="16.268cm" svg:x="0.423cm" svg:y="1.935cm" presentation:class="outline" presentation:user-transformed="true">
          <draw:text-box>
            <text:list text:style-name="L3">
              <text:list-item>
                <text:p text:style-name="P6">Compiler calls default constructor of base class in constructors of derived class UNLESS you call explicitly a specific constructor</text:p>
              </text:list-item>
            </text:list>
            <text:list text:style-name="L3">
              <text:list-item>
                <text:list>
                  <text:list-item>
                    <text:p text:style-name="P15">NB: constructors are not inherited by constructed by compiler</text:p>
                  </text:list-item>
                </text:list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Necessary to insure data members of the base class <text:line-break/>ALWAYS initialized when creating instance of derived class</text:p>
              </text:list-item>
            </text:list>
          </draw:text-box>
        </draw:frame>
        <draw:custom-shape draw:style-name="gr1" draw:text-style-name="P2" draw:layer="layout" svg:width="10.916cm" svg:height="5.838cm" svg:x="0.477cm" svg:y="10.014cm">
          <text:p text:style-name="P9"><text:span text:style-name="T4">class Student : public Person {</text:span></text:p>
          <text:p text:style-name="P9"><text:span text:style-name="T4"><text:s text:c="2"/></text:span><text:span text:style-name="T4">public:</text:span></text:p>
          <text:p text:style-name="P9"><text:span text:style-name="T4"><text:s text:c="4"/></text:span><text:span text:style-name="T5">Student(const string&amp; name, int id) {</text:span></text:p>
          <text:p text:style-name="P9"><text:span text:style-name="T5"><text:s text:c="6"/></text:span><text:span text:style-name="T5">id_ = id;</text:span></text:p>
          <text:p text:style-name="P9"><text:span text:style-name="T5"><text:s text:c="6"/></text:span><text:span text:style-name="T5">cout &lt;&lt; "Student(" &lt;&lt; name &lt;&lt; ", " </text:span></text:p>
          <text:p text:style-name="P9"><text:span text:style-name="T5"><text:s text:c="11"/></text:span><text:span text:style-name="T5">&lt;&lt; id &lt;&lt; ") called" &lt;&lt; endl;</text:span></text:p>
          <text:p text:style-name="P9"><text:span text:style-name="T5"><text:s text:c="4"/></text:span><text:span text:style-name="T5">}</text:span></text:p>
          <text:p text:style-name="P9"><text:span text:style-name="T5"/></text:p>
          <text:p text:style-name="P9"><text:span text:style-name="T4">private:</text:span></text:p>
          <text:p text:style-name="P9"><text:span text:style-name="T4"><text:s text:c="4"/></text:span><text:span text:style-name="T4">int id_;</text:span></text:p>
          <text:p text:style-name="P9"><text:span text:style-name="T4">};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3.562cm" svg:height="7.881cm" svg:x="11.731cm" svg:y="9.525cm">
          <text:p text:style-name="P9"><text:span text:style-name="T25">Bad Programming!</text:span></text:p>
          <text:p text:style-name="P9"><text:span text:style-name="T25"/></text:p>
          <text:p text:style-name="P9"><text:span text:style-name="T25">Constructor of Student does not call</text:span><text:span text:style-name="T25"><text:line-break/></text:span><text:span text:style-name="T25">constructor of Person</text:span></text:p>
          <text:p text:style-name="P9"><text:span text:style-name="T25"/></text:p>
          <text:p text:style-name="P9"><text:span text:style-name="T25">Compiler is forced to call Person() to</text:span><text:span text:style-name="T25"><text:line-break/></text:span><text:span text:style-name="T25">make sure name_ is intialized correctly</text:span></text:p>
          <text:p text:style-name="P9"><text:span text:style-name="T25"/></text:p>
          <text:p text:style-name="P9"><text:span text:style-name="T25">Bad: we rely on default constructor to do</text:span><text:span text:style-name="T25"><text:line-break/></text:span><text:span text:style-name="T25">the right th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2"/>
          <draw:frame presentation:style-name="pr20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mmon Error with Missing Constructors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Common Error with Missing Constructors</text:p>
          </draw:text-box>
        </draw:frame>
        <draw:custom-shape draw:style-name="gr1" draw:text-style-name="P2" draw:layer="layout" svg:width="10.154cm" svg:height="7.866cm" svg:x="0.686cm" svg:y="2.059cm">
          <text:p text:style-name="P9"><text:span text:style-name="T4">class Person {</text:span></text:p>
          <text:p text:style-name="P9"><text:span text:style-name="T4"><text:s text:c="2"/></text:span><text:span text:style-name="T4">public:</text:span></text:p>
          <text:p text:style-name="P9"><text:span text:style-name="T4"><text:s text:c="4"/></text:span><text:span text:style-name="T4">Person(const string&amp; name) {</text:span></text:p>
          <text:p text:style-name="P9"><text:span text:style-name="T4"><text:s text:c="6"/></text:span><text:span text:style-name="T4">name_ = name;</text:span></text:p>
          <text:p text:style-name="P9"><text:span text:style-name="T4"><text:s text:c="6"/></text:span><text:span text:style-name="T4">cout &lt;&lt; "Person(" &lt;&lt; name</text:span></text:p>
          <text:p text:style-name="P9"><text:span text:style-name="T4"><text:s text:c="11"/></text:span><text:span text:style-name="T4">&lt;&lt; ") called" &lt;&lt; endl;</text:span></text:p>
          <text:p text:style-name="P9"><text:span text:style-name="T4"><text:s text:c="4"/></text:span><text:span text:style-name="T4">}</text:span></text:p>
          <text:p text:style-name="P9"><text:span text:style-name="T4"><text:s text:c="4"/></text:span><text:span text:style-name="T4">~Person() {</text:span></text:p>
          <text:p text:style-name="P9"><text:span text:style-name="T4"><text:s text:c="6"/></text:span><text:span text:style-name="T4">cout &lt;&lt; "~Person() called for " </text:span></text:p>
          <text:p text:style-name="P9"><text:span text:style-name="T4"><text:s text:c="10"/></text:span><text:span text:style-name="T4">&lt;&lt; name_ <text:s/>&lt;&lt; endl;</text:span></text:p>
          <text:p text:style-name="P9"><text:span text:style-name="T4"><text:s text:c="5"/></text:span><text:span text:style-name="T4">}</text:span></text:p>
          <text:p text:style-name="P9"><text:span text:style-name="T4"/></text:p>
          <text:p text:style-name="P9"><text:span text:style-name="T4">private:</text:span></text:p>
          <text:p text:style-name="P9"><text:span text:style-name="T4"><text:s text:c="4"/></text:span><text:span text:style-name="T4">string name_;</text:span></text:p>
          <text:p text:style-name="P9"><text:span text:style-name="T4">};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0.916cm" svg:height="5.838cm" svg:x="12.331cm" svg:y="2.117cm">
          <text:p text:style-name="P9"><text:span text:style-name="T4">class Student : public Person {</text:span></text:p>
          <text:p text:style-name="P9"><text:span text:style-name="T4"><text:s text:c="2"/></text:span><text:span text:style-name="T4">public:</text:span></text:p>
          <text:p text:style-name="P9"><text:span text:style-name="T4"><text:s text:c="4"/></text:span><text:span text:style-name="T4">Student(const string&amp; name, int id) {</text:span></text:p>
          <text:p text:style-name="P9"><text:span text:style-name="T4"><text:s text:c="6"/></text:span><text:span text:style-name="T4">id_ = id;</text:span></text:p>
          <text:p text:style-name="P9"><text:span text:style-name="T4"><text:s text:c="6"/></text:span><text:span text:style-name="T4">cout &lt;&lt; "Student(" &lt;&lt; name &lt;&lt; ", " </text:span></text:p>
          <text:p text:style-name="P9"><text:span text:style-name="T4"><text:s text:c="11"/></text:span><text:span text:style-name="T4">&lt;&lt; id &lt;&lt; ") called" 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<text:s text:c="2"/></text:span><text:span text:style-name="T4">private:</text:span></text:p>
          <text:p text:style-name="P9"><text:span text:style-name="T4"><text:s text:c="4"/></text:span><text:span text:style-name="T4">int id_;</text:span></text:p>
          <text:p text:style-name="P9"><text:span text:style-name="T4">}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854cm" svg:height="6.852cm" svg:x="0.423cm" svg:y="11.007cm">
          <text:p text:style-name="P9"><text:span text:style-name="T4">// bad2.cpp</text:span></text:p>
          <text:p text:style-name="P9"><text:span text:style-name="T4"/></text:p>
          <text:p text:style-name="P9"><text:span text:style-name="T4">int main() {</text:span></text:p>
          <text:p text:style-name="P9"><text:span text:style-name="T4"/></text:p>
          <text:p text:style-name="P9"><text:span text:style-name="T4"><text:s text:c="2"/></text:span><text:span text:style-name="T4">Person anna("Anna");</text:span></text:p>
          <text:p text:style-name="P9"><text:span text:style-name="T4"/></text:p>
          <text:p text:style-name="P9"><text:span text:style-name="T4"><text:s text:c="2"/></text:span><text:span text:style-name="T4">Student* susan = </text:span></text:p>
          <text:p text:style-name="P9"><text:span text:style-name="T4"><text:s text:c="8"/></text:span><text:span text:style-name="T4">new Student("Susan", 123456);</text:span></text:p>
          <text:p text:style-name="P9"><text:span text:style-name="T4"><text:s text:c="2"/></text:span><text:span text:style-name="T4">susan-&gt;print();</text:span></text:p>
          <text:p text:style-name="P9"><text:span text:style-name="T4"><text:s text:c="2"/></text:span><text:span text:style-name="T4">delete susan;</text:span></text:p>
          <text:p text:style-name="P9"><text:span text:style-name="T4"/></text:p>
          <text:p text:style-name="P9"><text:span text:style-name="T4"><text:s text:c="2"/></text:span><text:span text:style-name="T4">return 0;</text:span></text:p>
          <text:p text:style-name="P9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218cm" svg:height="4.317cm" svg:x="10.071cm" svg:y="8.678cm">
          <text:p text:style-name="P9"><text:span text:style-name="T4">$ g++ -o bad2 bad2.cpp</text:span></text:p>
          <text:p text:style-name="P9"><text:span text:style-name="T4">bad2.cpp: In constructor </text:span></text:p>
          <text:p text:style-name="P9"><text:span text:style-name="T4"><text:s text:c="10"/></text:span><text:span text:style-name="T4">`Student::Student(const std::string&amp;, int)':</text:span></text:p>
          <text:p text:style-name="P9"><text:span text:style-name="T4">bad2.cpp:32: error: no matching function for call to </text:span></text:p>
          <text:p text:style-name="P9"><text:span text:style-name="T4"><text:s text:c="11"/></text:span><text:span text:style-name="T4">`Person::Person()'</text:span></text:p>
          <text:p text:style-name="P9"><text:span text:style-name="T4">bad2.cpp:7: note: candidates are: </text:span></text:p>
          <text:p text:style-name="P9"><text:span text:style-name="T4"><text:s text:c="12"/></text:span><text:span text:style-name="T4">Person::Person(const Person&amp;)</text:span></text:p>
          <text:p text:style-name="P9"><text:span text:style-name="T4">bad2.cpp:9: note: <text:s/>Person::Person(const std::string&amp;)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4.138cm" svg:height="4.993cm" svg:x="10.991cm" svg:y="13.406cm">
          <text:p text:style-name="P9"><text:span text:style-name="T16">No default constructor implemented for Person</text:span></text:p>
          <text:p text:style-name="P9"><text:span text:style-name="T16"/></text:p>
          <text:p text:style-name="P9"><text:span text:style-name="T16">Compiler can use a default one <text:s/>to make anna</text:span></text:p>
          <text:p text:style-name="P9"><text:span text:style-name="T16"/></text:p>
          <text:p text:style-name="P9"><text:span text:style-name="T16">But gives error dealing with derived classes.</text:span></text:p>
          <text:p text:style-name="P9"><text:span text:style-name="T16">You need to provide a default constructor or call</text:span><text:span text:style-name="T16"><text:line-break/></text:span><text:span text:style-name="T16">one of the implemented constructor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3"/>
          <draw:frame presentation:style-name="pr21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ad Working Example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Bad Working Example</text:p>
          </draw:text-box>
        </draw:frame>
        <draw:frame presentation:style-name="pr22" draw:text-style-name="P2" draw:layer="layout" svg:width="24.452cm" svg:height="4.177cm" svg:x="0.423cm" svg:y="14.393cm" presentation:class="outline" presentation:user-transformed="true">
          <draw:text-box>
            <text:list text:style-name="L3">
              <text:list-item>
                <text:p text:style-name="P13"><text:span text:style-name="T22">Default constructor is called by compiler</text:span></text:p>
              </text:list-item>
            </text:list>
            <text:list text:style-name="L3">
              <text:list-item>
                <text:p text:style-name="P13"><text:span text:style-name="T22">No name assigned to student by defaul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2">Ask yourself: why name is not used in the constructor?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2">Code compiles and runs but bad behavior</text:span></text:p>
              </text:list-item>
            </text:list>
          </draw:text-box>
        </draw:frame>
        <draw:custom-shape draw:style-name="gr2" draw:text-style-name="P2" draw:layer="layout" svg:width="12.276cm" svg:height="5.331cm" svg:x="0.437cm" svg:y="2.055cm">
          <text:p text:style-name="P9"><text:span text:style-name="T4">class Person {</text:span></text:p>
          <text:p text:style-name="P9"><text:span text:style-name="T4"><text:s text:c="2"/></text:span><text:span text:style-name="T4">public:</text:span></text:p>
          <text:p text:style-name="P9"><text:span text:style-name="T4"><text:s text:c="4"/></text:span><text:span text:style-name="T4">Person() { } // default constructor</text:span></text:p>
          <text:p text:style-name="P9"><text:span text:style-name="T4"><text:s text:c="4"/></text:span><text:span text:style-name="T4">Person(const string&amp; name) {</text:span></text:p>
          <text:p text:style-name="P9"><text:span text:style-name="T4"><text:s text:c="6"/></text:span><text:span text:style-name="T4">name_ = name;</text:span></text:p>
          <text:p text:style-name="P9"><text:span text:style-name="T4"><text:s text:c="6"/></text:span><text:span text:style-name="T4">cout &lt;&lt; "Person(" &lt;&lt; name &lt;&lt; ") called“</text:span></text:p>
          <text:p text:style-name="P9"><text:span text:style-name="T4"><text:s text:c="11"/></text:span><text:span text:style-name="T4">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}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16cm" svg:height="5.331cm" svg:x="13.812cm" svg:y="2.055cm">
          <text:p text:style-name="P9"><text:span text:style-name="T4">class Student : public Person {</text:span></text:p>
          <text:p text:style-name="P9"><text:span text:style-name="T4"><text:s text:c="2"/></text:span><text:span text:style-name="T4">public:</text:span></text:p>
          <text:p text:style-name="P9"><text:span text:style-name="T4"><text:s text:c="4"/></text:span><text:span text:style-name="T4">Student(const string&amp; name, int id) {</text:span></text:p>
          <text:p text:style-name="P9"><text:span text:style-name="T4"><text:s text:c="6"/></text:span><text:span text:style-name="T4">id_ = id;</text:span></text:p>
          <text:p text:style-name="P9"><text:span text:style-name="T4"><text:s text:c="6"/></text:span><text:span text:style-name="T4">cout &lt;&lt; "Student(" &lt;&lt; name &lt;&lt; ", “</text:span></text:p>
          <text:p text:style-name="P9"><text:span text:style-name="T4"><text:s text:c="11"/></text:span><text:span text:style-name="T4">&lt;&lt; id &lt;&lt; ") called" &lt;&lt; endl;</text:span></text:p>
          <text:p text:style-name="P9"><text:span text:style-name="T4"><text:s text:c="4"/></text:span><text:span text:style-name="T4">}</text:span></text:p>
          <text:p text:style-name="P9"><text:span text:style-name="T4"/></text:p>
          <text:p text:style-name="P9"><text:span text:style-name="T4">};</text:span></text:p>
          <text:p text:style-name="P9"><text:span text:style-name="T4"/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9.646cm" svg:height="6.345cm" svg:x="0.499cm" svg:y="7.792cm">
          <text:p text:style-name="P9"><text:span text:style-name="T4">// bad3.cpp </text:span></text:p>
          <text:p text:style-name="P9"><text:span text:style-name="T4"/></text:p>
          <text:p text:style-name="P9"><text:span text:style-name="T4">int main() {</text:span></text:p>
          <text:p text:style-name="P9"><text:span text:style-name="T4"/></text:p>
          <text:p text:style-name="P9"><text:span text:style-name="T4"><text:s text:c="2"/></text:span><text:span text:style-name="T4">Student* susan = </text:span></text:p>
          <text:p text:style-name="P9"><text:span text:style-name="T4"><text:s text:c="7"/></text:span><text:span text:style-name="T4">new Student("Susan", 123456);</text:span></text:p>
          <text:p text:style-name="P9"><text:span text:style-name="T4"><text:s text:c="2"/></text:span><text:span text:style-name="T4">susan-&gt;print();</text:span></text:p>
          <text:p text:style-name="P9"><text:span text:style-name="T4"/></text:p>
          <text:p text:style-name="P9"><text:span text:style-name="T4"><text:s text:c="2"/></text:span><text:span text:style-name="T4">delete susan;</text:span></text:p>
          <text:p text:style-name="P9"><text:span text:style-name="T4"/></text:p>
          <text:p text:style-name="P9"><text:span text:style-name="T4"><text:s text:c="2"/></text:span><text:span text:style-name="T4">return 0;</text:span></text:p>
          <text:p text:style-name="P9"><text:span text:style-name="T4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4.726cm" svg:height="4.317cm" svg:x="9.76cm" svg:y="8.467cm">
          <text:p text:style-name="P9"><text:span text:style-name="T8">$ g++ -o bad3 bad3.cpp</text:span></text:p>
          <text:p text:style-name="P9"><text:span text:style-name="T8">$ ./bad3</text:span></text:p>
          <text:p text:style-name="P9"><text:span text:style-name="T8">Student(Susan, 123456) called</text:span></text:p>
          <text:p text:style-name="P9"><text:span text:style-name="T8">I am a Person. My name is </text:span></text:p>
          <text:p text:style-name="P9"><text:span text:style-name="T8">~Student() called for name: and id: 123456</text:span></text:p>
          <text:p text:style-name="P9"><text:span text:style-name="T8">~Person() called for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4"/>
          <draw:frame presentation:style-name="pr2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structors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Destructors</text:p>
          </draw:text-box>
        </draw:frame>
        <draw:frame presentation:style-name="pr5" draw:text-style-name="P2" draw:layer="layout" svg:width="24.452cm" svg:height="16.268cm" svg:x="0.423cm" svg:y="1.935cm" presentation:class="outline" presentation:user-transformed="true">
          <draw:text-box>
            <text:list text:style-name="L3">
              <text:list-item>
                <text:p text:style-name="P6">Similar to constructors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Compiler calls the default destructor of base class in destructor of derived class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No compilation error if <text:s/>destructor of base class not implemented</text:p>
              </text:list-item>
            </text:list>
            <text:list text:style-name="L3">
              <text:list-item>
                <text:list>
                  <text:list-item>
                    <text:p text:style-name="P7">Default will be used but…</text:p>
                  </text:list-item>
                </text:list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6">Extremely important to implement correctly the destructors to avoid memory leaks!</text:p>
              </text:list-item>
            </text:list>
            <text:list text:style-name="L3">
              <text:list-item>
                <text:p text:style-name="P5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5"/>
          <draw:frame presentation:style-name="pr24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Member Functions of Derived Classes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Member Functions of Derived Classes</text:p>
          </draw:text-box>
        </draw:frame>
        <draw:frame presentation:style-name="pr25" draw:text-style-name="P2" draw:layer="layout" svg:width="24.452cm" svg:height="3.568cm" svg:x="0.423cm" svg:y="1.935cm" presentation:class="outline" presentation:user-transformed="true">
          <draw:text-box>
            <text:list text:style-name="L3">
              <text:list-item>
                <text:p text:style-name="P6">Derived classes can also overload functions provided by the base class</text:p>
              </text:list-item>
            </text:list>
            <text:list text:style-name="L3">
              <text:list-item>
                <text:list>
                  <text:list-item>
                    <text:p text:style-name="P7">Same signature but different implementation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3.244cm" svg:height="6.181cm" svg:x="0.846cm" svg:y="5.715cm">
          <text:p text:style-name="P9"><text:span text:style-name="T26">class Person {</text:span></text:p>
          <text:p text:style-name="P9"><text:span text:style-name="T26"><text:s text:c="2"/></text:span><text:span text:style-name="T26">public:</text:span></text:p>
          <text:p text:style-name="P9"><text:span text:style-name="T26"><text:s text:c="4"/></text:span><text:span text:style-name="T26">void print() {</text:span></text:p>
          <text:p text:style-name="P9"><text:span text:style-name="T26"><text:s text:c="6"/></text:span><text:span text:style-name="T26">cout &lt;&lt; "I am a Person. My name is " </text:span></text:p>
          <text:p text:style-name="P9"><text:span text:style-name="T26"><text:s text:c="11"/></text:span><text:span text:style-name="T26">&lt;&lt; name_ &lt;&lt; endl;</text:span></text:p>
          <text:p text:style-name="P9"><text:span text:style-name="T26"><text:s text:c="4"/></text:span><text:span text:style-name="T26">}</text:span></text:p>
          <text:p text:style-name="P9"><text:span text:style-name="T26"/></text:p>
          <text:p text:style-name="P9"><text:span text:style-name="T26"><text:s text:c="2"/></text:span><text:span text:style-name="T26">private:</text:span></text:p>
          <text:p text:style-name="P9"><text:span text:style-name="T26"><text:s text:c="4"/></text:span><text:span text:style-name="T26">string name_;</text:span></text:p>
          <text:p text:style-name="P9"><text:span text:style-name="T26">};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1.219cm" svg:height="7.365cm" svg:x="12.488cm" svg:y="10.619cm">
          <text:p text:style-name="P9"><text:span text:style-name="T26">class Student : public Person {</text:span></text:p>
          <text:p text:style-name="P9"><text:span text:style-name="T26"><text:s text:c="2"/></text:span><text:span text:style-name="T26">public:</text:span></text:p>
          <text:p text:style-name="P9"><text:span text:style-name="T26"><text:s text:c="4"/></text:span><text:span text:style-name="T26">void print() {</text:span></text:p>
          <text:p text:style-name="P9"><text:span text:style-name="T26"><text:s text:c="6"/></text:span><text:span text:style-name="T26">cout &lt;&lt; "I am Student " </text:span></text:p>
          <text:p text:style-name="P9"><text:span text:style-name="T26"><text:s text:c="11"/></text:span><text:span text:style-name="T26">&lt;&lt; <text:s/>name()</text:span></text:p>
          <text:p text:style-name="P9"><text:span text:style-name="T26"><text:s text:c="11"/></text:span><text:span text:style-name="T26">&lt;&lt; " with id " &lt;&lt; id_</text:span></text:p>
          <text:p text:style-name="P9"><text:span text:style-name="T26"><text:s text:c="11"/></text:span><text:span text:style-name="T26">&lt;&lt; endl;</text:span></text:p>
          <text:p text:style-name="P9"><text:span text:style-name="T26"><text:s text:c="4"/></text:span><text:span text:style-name="T26">}</text:span></text:p>
          <text:p text:style-name="P9"><text:span text:style-name="T26"/></text:p>
          <text:p text:style-name="P9"><text:span text:style-name="T26"><text:s text:c="2"/></text:span><text:span text:style-name="T26">private:</text:span></text:p>
          <text:p text:style-name="P9"><text:span text:style-name="T26"><text:s text:c="4"/></text:span><text:span text:style-name="T26">int id_;</text:span></text:p>
          <text:p text:style-name="P9"><text:span text:style-name="T26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6"/>
          <draw:frame presentation:style-name="pr2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verloading Methods from Base Class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2" draw:layer="layout" svg:width="22.437cm" svg:height="1.694cm" svg:x="1.467cm" svg:y="0.039cm" presentation:class="title" presentation:user-transformed="true">
          <draw:text-box>
            <text:p text:style-name="P1">Overloading Methods from Base Class</text:p>
          </draw:text-box>
        </draw:frame>
        <draw:custom-shape draw:style-name="gr1" draw:text-style-name="P2" draw:layer="layout" svg:width="12.694cm" svg:height="11.415cm" svg:x="0.369cm" svg:y="2.117cm">
          <text:p text:style-name="P9"><text:span text:style-name="T4">// example3.cpp</text:span></text:p>
          <text:p text:style-name="P9"><text:span text:style-name="T4">#include &lt;string&gt;</text:span></text:p>
          <text:p text:style-name="P9"><text:span text:style-name="T4">#include &lt;iostream&gt;</text:span></text:p>
          <text:p text:style-name="P9"><text:span text:style-name="T4">using namespace std;</text:span></text:p>
          <text:p text:style-name="P9"><text:span text:style-name="T4"/></text:p>
          <text:p text:style-name="P9"><text:span text:style-name="T4">int main() {</text:span></text:p>
          <text:p text:style-name="P9"><text:span text:style-name="T4"/></text:p>
          <text:p text:style-name="P9"><text:span text:style-name="T4"><text:s text:c="2"/></text:span><text:span text:style-name="T10">Person* john = new Person("John");</text:span></text:p>
          <text:p text:style-name="P9"><text:span text:style-name="T10"><text:s text:c="2"/></text:span><text:span text:style-name="T10">john-&gt;print(); <text:s/>// Person::print()</text:span></text:p>
          <text:p text:style-name="P9"><text:span text:style-name="T4"/></text:p>
          <text:p text:style-name="P9"><text:span text:style-name="T4"><text:s text:c="2"/></text:span><text:span text:style-name="T5">Student* susan = new Student("Susan", 123456);</text:span></text:p>
          <text:p text:style-name="P9"><text:span text:style-name="T5"><text:s text:c="2"/></text:span><text:span text:style-name="T5">susan-&gt;print(); // Student::print()</text:span></text:p>
          <text:p text:style-name="P9"><text:span text:style-name="T5"><text:s text:c="2"/></text:span><text:span text:style-name="T5">susan-&gt;Person::print(); // Person::print()</text:span></text:p>
          <text:p text:style-name="P9"><text:span text:style-name="T5"/></text:p>
          <text:p text:style-name="P9"><text:span text:style-name="T4"><text:s text:c="2"/></text:span><text:span text:style-name="T27">Person* p2 = susan;</text:span></text:p>
          <text:p text:style-name="P9"><text:span text:style-name="T27"><text:s text:c="2"/></text:span><text:span text:style-name="T27">p2-&gt;print(); // Person::print()</text:span></text:p>
          <text:p text:style-name="P9"><text:span text:style-name="T27"/></text:p>
          <text:p text:style-name="P9"><text:span text:style-name="T4"><text:s text:c="2"/></text:span><text:span text:style-name="T4">delete john;</text:span></text:p>
          <text:p text:style-name="P9"><text:span text:style-name="T4"><text:s text:c="2"/></text:span><text:span text:style-name="T4">delete susan;</text:span></text:p>
          <text:p text:style-name="P9"><text:span text:style-name="T4"/></text:p>
          <text:p text:style-name="P9"><text:span text:style-name="T4"><text:s text:c="2"/></text:span><text:span text:style-name="T4">return 0;</text:span></text:p>
          <text:p text:style-name="P9"><text:span text:style-name="T4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4.43cm" svg:height="9.141cm" svg:x="10.351cm" svg:y="9.296cm">
          <text:p text:style-name="P9"><text:span text:style-name="T26">$ g++ -o example3 example3.cpp</text:span></text:p>
          <text:p text:style-name="P9"><text:span text:style-name="T26">$ ./example3</text:span></text:p>
          <text:p text:style-name="P9"><text:span text:style-name="T28">Person(John) called</text:span></text:p>
          <text:p text:style-name="P9"><text:span text:style-name="T28">I am a Person. My name is John</text:span></text:p>
          <text:p text:style-name="P9"><text:span text:style-name="T29"/></text:p>
          <text:p text:style-name="P9"><text:span text:style-name="T29">Person(Susan) called</text:span></text:p>
          <text:p text:style-name="P9"><text:span text:style-name="T29">Student(Susan, 123456) called</text:span></text:p>
          <text:p text:style-name="P9"><text:span text:style-name="T29">I am Student Susan with id 123456</text:span></text:p>
          <text:p text:style-name="P9"><text:span text:style-name="T29">I am a Person. My name is Susan</text:span></text:p>
          <text:p text:style-name="P9"><text:span text:style-name="T30"/></text:p>
          <text:p text:style-name="P9"><text:span text:style-name="T30">I am a Person. My name is Susan</text:span></text:p>
          <text:p text:style-name="P9"><text:span text:style-name="T26"/></text:p>
          <text:p text:style-name="P9"><text:span text:style-name="T26">~Person() called for John</text:span></text:p>
          <text:p text:style-name="P9"><text:span text:style-name="T26">~Student() called for name:Susan and id: 123456</text:span></text:p>
          <text:p text:style-name="P9"><text:span text:style-name="T26">~Person() called for Susan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2.868cm" svg:height="6.345cm" svg:x="12.87cm" svg:y="2.117cm">
          <text:p text:style-name="P9"><text:span text:style-name="T16">Compiler calls the correct version</text:span><text:span text:style-name="T16"><text:line-break/></text:span><text:span text:style-name="T16">of print() for Person and Student</text:span></text:p>
          <text:p text:style-name="P9"><text:span text:style-name="T16"/></text:p>
          <text:p text:style-name="P9"><text:span text:style-name="T16">We can use Person::print() implementation</text:span><text:span text:style-name="T16"><text:line-break/></text:span><text:span text:style-name="T16">for a Student object by specifying its</text:span><text:span text:style-name="T16"><text:line-break/></text:span><text:span text:style-name="T16">scope</text:span></text:p>
          <text:p text:style-name="P9"><text:span text:style-name="T16"/></text:p>
          <text:p text:style-name="P9"><text:span text:style-name="T16">Remember: a function is uniquely identified</text:span><text:span text:style-name="T16"><text:line-break/></text:span><text:span text:style-name="T16">by its namespace and class scop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7"/>
          <draw:frame presentation:style-name="pr27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date-time-name="dtd1">
        <office:forms form:automatic-focus="false" form:apply-design-mode="false"/>
        <draw:frame presentation:style-name="pr28" draw:layer="layout" svg:width="22.437cm" svg:height="1.444cm" svg:x="1.467cm" svg:y="0.164cm" presentation:class="title">
          <draw:text-box>
            <text:p text:style-name="P4">Using objects instead of pointers</text:p>
          </draw:text-box>
        </draw:frame>
        <draw:custom-shape draw:style-name="gr8" draw:text-style-name="P16" draw:layer="layout" svg:width="12.694cm" svg:height="12.429cm" svg:x="0.369cm" svg:y="2.118cm">
          <text:p text:style-name="P9"><text:span text:style-name="T4">// example4.cpp</text:span></text:p>
          <text:p text:style-name="P9"><text:span text:style-name="T4">#include &lt;string&gt;</text:span></text:p>
          <text:p text:style-name="P9"><text:span text:style-name="T4">#include &lt;iostream&gt;</text:span></text:p>
          <text:p text:style-name="P9"><text:span text:style-name="T4">using namespace std;</text:span></text:p>
          <text:p text:style-name="P9"><text:span text:style-name="T4"/></text:p>
          <text:p text:style-name="P9"><text:span text:style-name="T4">int main() {</text:span></text:p>
          <text:p text:style-name="P9"><text:span text:style-name="T4"/></text:p>
          <text:p text:style-name="P9"><text:span text:style-name="T4"><text:s text:c="2"/></text:span><text:span text:style-name="T10">Person john("John");</text:span></text:p>
          <text:p text:style-name="P9"><text:span text:style-name="T10"><text:s text:c="2"/></text:span><text:span text:style-name="T10">john.print(); <text:s/>// Person::print()</text:span></text:p>
          <text:p text:style-name="P9"><text:span text:style-name="T4"/></text:p>
          <text:p text:style-name="P9"><text:span text:style-name="T4"><text:s text:c="2"/></text:span><text:span text:style-name="T5">Student susan("Susan", 123456);</text:span></text:p>
          <text:p text:style-name="P9"><text:span text:style-name="T5"><text:s text:c="2"/></text:span><text:span text:style-name="T5">susan.print(); // Student::print()</text:span></text:p>
          <text:p text:style-name="P9"><text:span text:style-name="T5"><text:s text:c="2"/></text:span><text:span text:style-name="T5">susan.Person::print(); </text:span><text:span text:style-name="T5"><text:line-break/></text:span><text:span text:style-name="T5"> <text:s text:c="9"/>// Person::print()</text:span></text:p>
          <text:p text:style-name="P9"><text:span text:style-name="T5"/></text:p>
          <text:p text:style-name="P9"><text:span text:style-name="T4"><text:s text:c="2"/></text:span><text:span text:style-name="T27">Person* p2 = susan;</text:span></text:p>
          <text:p text:style-name="P9"><text:span text:style-name="T27"><text:s text:c="2"/></text:span><text:span text:style-name="T27">p2-&gt;print(); // Person::print()</text:span></text:p>
          <text:p text:style-name="P9"><text:span text:style-name="T27"/></text:p>
          <text:p text:style-name="P9"><text:span text:style-name="T31"><text:s text:c="2"/></text:span><text:span text:style-name="T31">Person&amp; p3 = susan; </text:span></text:p>
          <text:p text:style-name="P9"><text:span text:style-name="T4"><text:s text:c="2"/></text:span><text:span text:style-name="T4">p3.print(); // Person::print()</text:span></text:p>
          <text:p text:style-name="P9"><text:span text:style-name="T4"/></text:p>
          <text:p text:style-name="P9"><text:span text:style-name="T4"/></text:p>
          <text:p text:style-name="P9"><text:span text:style-name="T4"><text:s text:c="2"/></text:span><text:span text:style-name="T4">return 0;</text:span></text:p>
          <text:p text:style-name="P9"><text:span text:style-name="T4">}</text:span></text:p>
          <draw:enhanced-geometry svg:viewBox="0 0 21600 21600" draw:type="mso-spt202" draw:enhanced-path="M 0 0 L 21600 0 21600 21600 0 21600 0 0 Z N"/>
        </draw:custom-shape>
        <draw:custom-shape draw:style-name="gr9" draw:text-style-name="P18" draw:layer="layout" svg:width="14.43cm" svg:height="10.309cm" svg:x="10.795cm" svg:y="7.62cm">
          <text:p text:style-name="P17"><text:span text:style-name="T32">$ g++ -Wall -o example4 example4.cpp</text:span></text:p>
          <text:p text:style-name="P17"><text:span text:style-name="T32">$ ./example4</text:span></text:p>
          <text:p text:style-name="P17"><text:span text:style-name="T32">Person(John) called</text:span></text:p>
          <text:p text:style-name="P17"><text:span text:style-name="T32">I am a Person. My name is John</text:span></text:p>
          <text:p text:style-name="P17"><text:span text:style-name="T32"/></text:p>
          <text:p text:style-name="P17"><text:span text:style-name="T32">Person(Susan) called</text:span></text:p>
          <text:p text:style-name="P17"><text:span text:style-name="T32">Student(Susan, 123456) called</text:span></text:p>
          <text:p text:style-name="P17"><text:span text:style-name="T32">I am Student Susan with id 123456</text:span></text:p>
          <text:p text:style-name="P17"><text:span text:style-name="T32">I am a Person. My name is Susan</text:span></text:p>
          <text:p text:style-name="P17"><text:span text:style-name="T32"/></text:p>
          <text:p text:style-name="P17"><text:span text:style-name="T32">I am a Person. My name is Susan</text:span></text:p>
          <text:p text:style-name="P17"><text:span text:style-name="T32"/></text:p>
          <text:p text:style-name="P17"><text:span text:style-name="T32">I am a Person. My name is Susan</text:span></text:p>
          <text:p text:style-name="P17"><text:span text:style-name="T32"/></text:p>
          <text:p text:style-name="P17"><text:span text:style-name="T32">~Student() called for name:Susan and id: 123456</text:span></text:p>
          <text:p text:style-name="P17"><text:span text:style-name="T32">~Pers</text:span><text:span text:style-name="T33">on() called for Susan</text:span></text:p>
          <text:p text:style-name="P17"><text:span text:style-name="T33">~Person() called for Joh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12.502cm" svg:height="9.526cm" svg:x="3.273cm" svg:y="1.905cm" draw:page-number="18" presentation:class="page"/>
          <draw:frame presentation:style-name="pr29" draw:layer="layout" svg:width="15.238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11" draw:display-name="Gradient 11" draw:style="linear" draw:start-color="#ffffff" draw:end-color="#3333cc" draw:start-intensity="100%" draw:end-intensity="100%" draw:angle="2700" draw:border="0%"/>
    <draw:gradient draw:name="Gradient_20_12" draw:display-name="Gradient 12" draw:style="linear" draw:start-color="#ffffff" draw:end-color="#ffcf01" draw:start-intensity="100%" draw:end-intensity="100%" draw:angle="2700" draw:border="0%"/>
    <draw:gradient draw:name="Gradient_20_13" draw:display-name="Gradient 13" draw:style="linear" draw:start-color="#ffffff" draw:end-color="#1c1c1c" draw:start-intensity="100%" draw:end-intensity="100%" draw:angle="2700" draw:border="0%"/>
    <draw:gradient draw:name="Gradient_20_14" draw:display-name="Gradient 14" draw:style="linear" draw:start-color="#ffffff" draw:end-color="#1c1c1c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">
            <style:list-level-properties text:space-before="1.27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ff0000" fo:font-size="9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6600" fo:font-size="5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">
            <style:list-level-properties text:space-before="1.27cm" text:min-label-width="0.793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ff0000" fo:font-size="9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ahoma" style:font-family-generic="swiss" style:font-pitch="variable" fo:color="#006600" fo:font-size="5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DejaVu Sans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">
            <style:list-level-properties text:space-before="1.27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ff0000" fo:font-size="9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6600" fo:font-size="5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">
            <style:list-level-properties text:space-before="1.27cm" text:min-label-width="0.793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ff0000" fo:font-size="9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ahoma" style:font-family-generic="swiss" style:font-pitch="variable" fo:color="#006600" fo:font-size="5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DejaVu Sans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00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rogrammazione_2b__2b_-title" style:display-name="programmazione++-title" style:family="presentation">
      <style:graphic-properties draw:stroke="none" draw:fill="none" draw:textarea-vertical-align="middle">
        <text:list-style style:name="programmazione_5f_2b_5f__5f_2b_5f_-title" style:display-name="programmazione_2b__2b_-title"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grammazione_2b__2b_-subtitle" style:display-name="programmazione++-subtitle" style:family="presentation">
      <style:graphic-properties draw:stroke="none" draw:fill="none" draw:textarea-vertical-align="middle">
        <text:list-style style:name="programmazione_5f_2b_5f__5f_2b_5f_-subtitle" style:display-name="programmazione_2b__2b_-subtitle"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">
            <style:list-level-properties text:space-before="1.27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ff0000" fo:font-size="9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6600" fo:font-size="5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3333cc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ogrammazione_2b__2b_-background" style:display-name="programmazione++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ogrammazione_2b__2b_-backgroundobjects" style:display-name="programmazione++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grammazione_2b__2b_-notes" style:display-name="programmazione++-notes" style:family="presentation">
      <style:graphic-properties draw:stroke="none" draw:fill="none">
        <text:list-style style:name="programmazione_5f_2b_5f__5f_2b_5f_-notes" style:display-name="programmazione_2b__2b_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ogrammazione_2b__2b_-outline1" style:display-name="programmazione++-outline1" style:family="presentation">
      <style:graphic-properties draw:stroke="none" draw:fill="none">
        <text:list-style style:name="programmazione_5f_2b_5f__5f_2b_5f_-outline1" style:display-name="programmazione_2b__2b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">
            <style:list-level-properties text:space-before="1.27cm" text:min-label-width="0.793cm"/>
            <style:text-properties fo:font-family="Wingdings" style:font-pitch="variable" style:font-charset="x-symbol" fo:color="#333399" fo:font-size="55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ff0000" fo:font-size="9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ahoma" style:font-family-generic="swiss" style:font-pitch="variable" fo:color="#006600" fo:font-size="5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006600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rogrammazione_2b__2b_-outline2" style:display-name="programmazione++-outline2" style:family="presentation" style:parent-style-name="programmazione_2b__2b_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ogrammazione_2b__2b_-outline3" style:display-name="programmazione++-outline3" style:family="presentation" style:parent-style-name="programmazione_2b__2b_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ogrammazione_2b__2b_-outline4" style:display-name="programmazione++-outline4" style:family="presentation" style:parent-style-name="programmazione_2b__2b_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programmazione_2b__2b_-outline5" style:display-name="programmazione++-outline5" style:family="presentation" style:parent-style-name="programmazione_2b__2b_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rogrammazione_2b__2b_-outline6" style:display-name="programmazione++-outline6" style:family="presentation" style:parent-style-name="programmazione_2b__2b_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rogrammazione_2b__2b_-outline7" style:display-name="programmazione++-outline7" style:family="presentation" style:parent-style-name="programmazione_2b__2b_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rogrammazione_2b__2b_-outline8" style:display-name="programmazione++-outline8" style:family="presentation" style:parent-style-name="programmazione_2b__2b_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rogrammazione_2b__2b_-outline9" style:display-name="programmazione++-outline9" style:family="presentation" style:parent-style-name="programmazione_2b__2b_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cc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1c1c1c" draw:fill-gradient-name="Gradient_20_14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4" style:family="graphic" style:parent-style-name="standard">
      <style:graphic-properties draw:stroke="none" draw:fill="none" draw:fill-color="#00e4a8" draw:textarea-horizontal-align="justify" draw:textarea-vertical-align="top" draw:auto-grow-height="true" fo:padding-top="0.13cm" fo:padding-bottom="0.13cm" fo:padding-left="0.25cm" fo:padding-right="0.25cm" fo:wrap-option="wrap" draw:shadow="hidden" draw:shadow-color="#1c1c1c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7" style:family="graphic" style:parent-style-name="standard">
      <style:graphic-properties draw:stroke="none" draw:fill="gradient" draw:fill-color="#3333cc" draw:fill-gradient-name="Gradient_20_11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8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9" style:family="graphic" style:parent-style-name="standard">
      <style:graphic-properties draw:stroke="none" draw:fill="gradient" draw:fill-color="#ffcf01" draw:fill-gradient-name="Gradient_20_12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0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1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2" style:family="graphic" style:parent-style-name="standard">
      <style:graphic-properties draw:stroke="none" draw:fill="gradient" draw:fill-color="#1c1c1c" draw:fill-gradient-name="Gradient_20_13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13" style:family="graphic" style:parent-style-name="standard">
      <style:graphic-properties draw:stroke="none" draw:fill="none" draw:fill-color="#00e4a8" draw:textarea-horizontal-align="justify" draw:textarea-vertical-align="top" draw:auto-grow-height="true" fo:min-height="0.798cm" fo:padding-top="0.13cm" fo:padding-bottom="0.13cm" fo:padding-left="0.25cm" fo:padding-right="0.25cm" fo:wrap-option="no-wrap" draw:shadow="hidden" draw:shadow-color="#1c1c1c"/>
    </style:style>
    <style:style style:name="gr14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no-wrap" draw:shadow="hidden" draw:shadow-color="#1c1c1c" draw:color-mode="standard" draw:luminance="0%" draw:contrast="0%" draw:gamma="100%" draw:red="0%" draw:green="0%" draw:blue="0%" fo:clip="rect(3.859cm 2.892cm 0cm 0cm)" draw:image-opacity="100%" style:mirror="none"/>
    </style:style>
    <style:style style:name="gr15" style:family="graphic" style:parent-style-name="standard">
      <style:graphic-properties draw:stroke="none" draw:fill="none" draw:fill-color="#660033" draw:textarea-horizontal-align="justify" draw:textarea-vertical-align="top" draw:auto-grow-height="true" fo:padding-top="0.13cm" fo:padding-bottom="0.13cm" fo:padding-left="0.25cm" fo:padding-right="0.25cm" fo:wrap-option="wrap" draw:shadow="hidden" draw:shadow-color="#1c1c1c"/>
    </style:style>
    <style:style style:name="pr1" style:family="presentation" style:parent-style-name="Default-outline1">
      <style:graphic-properties draw:fill-color="#ffffff" draw:auto-grow-height="false" fo:min-height="12.573cm"/>
    </style:style>
    <style:style style:name="pr2" style:family="presentation" style:parent-style-name="Default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Default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no-wrap" draw:shadow="hidden" draw:shadow-color="#1c1c1c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Default-outline1">
      <style:graphic-properties draw:fill-color="#ffffff" draw:auto-grow-height="false" fo:min-height="13.86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10" style:family="presentation" style:parent-style-name="programmazione_2b__2b_-backgroundobjects" style:list-style-name="L5">
      <style:graphic-properties draw:stroke="none" draw:fill="none" draw:fill-color="#00e4a8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no-wrap" draw:shadow="hidden" draw:shadow-color="#1c1c1c"/>
    </style:style>
    <style:style style:name="pr11" style:family="presentation" style:parent-style-name="programmazione_2b__2b_-backgroundobjects" style:list-style-name="L5">
      <style:graphic-properties draw:stroke="none" draw:fill="none" draw:fill-color="#00e4a8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no-wrap" draw:shadow="hidden" draw:shadow-color="#1c1c1c"/>
    </style:style>
    <style:style style:name="pr12" style:family="presentation" style:parent-style-name="programmazione_2b__2b_-backgroundobjects" style:list-style-name="L5">
      <style:graphic-properties draw:stroke="none" draw:fill="none" draw:fill-color="#00e4a8" draw:textarea-horizontal-align="justify" draw:textarea-vertical-align="bottom" draw:auto-grow-height="false" draw:auto-grow-width="false" fo:min-height="0.685cm" fo:min-width="0cm" fo:padding-top="0.13cm" fo:padding-bottom="0.13cm" fo:padding-left="0.25cm" fo:padding-right="0.25cm" fo:wrap-option="no-wrap" draw:shadow="hidden" draw:shadow-color="#1c1c1c"/>
    </style:style>
    <style:style style:name="pr13" style:family="presentation" style:parent-style-name="programmazione_2b__2b_-outline1">
      <style:graphic-properties draw:fill-color="#ffffff" draw:auto-grow-height="false" fo:min-height="12.573cm"/>
    </style:style>
    <style:style style:name="pr14" style:family="presentation" style:parent-style-name="programmazione_2b__2b_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15" style:family="presentation" style:parent-style-name="programmazione_2b__2b_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2.063cm" fo:margin-right="0cm" fo:text-indent="-0.793cm"/>
    </style:style>
    <style:style style:name="P6" style:family="paragraph">
      <style:paragraph-properties fo:margin-left="3.175cm" fo:margin-right="0cm" fo:text-indent="-0.635cm"/>
    </style:style>
    <style:style style:name="P7" style:family="paragraph">
      <style:paragraph-properties fo:margin-left="4.445cm" fo:margin-right="0cm" fo:text-indent="-0.635cm"/>
    </style:style>
    <style:style style:name="P8" style:family="paragraph">
      <style:paragraph-properties fo:margin-left="5.715cm" fo:margin-right="0cm" fo:text-indent="-0.635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writing-mode="lr-tb"/>
    </style:style>
    <style:style style:name="P12" style:family="paragraph">
      <style:paragraph-properties fo:margin-left="0cm" fo:margin-right="0cm" fo:line-height="100%" text:enable-numbering="false" fo:text-indent="0cm" style:punctuation-wrap="simple" style:line-break="normal"/>
      <style:text-properties fo:font-size="18pt"/>
    </style:style>
    <style:style style:name="P13" style:family="paragraph">
      <style:paragraph-properties fo:margin-left="0cm" fo:margin-right="0cm" fo:line-height="100%" text:enable-numbering="false" fo:text-indent="0cm" style:punctuation-wrap="simple" style:line-break="normal" style:writing-mode="lr-tb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8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9" style:family="paragraph">
      <style:paragraph-properties fo:margin-left="0cm" fo:margin-right="0cm" fo:line-height="100%" fo:text-align="center" text:enable-numbering="false" fo:text-indent="0cm" style:punctuation-wrap="simple" style:line-break="normal"/>
      <style:text-properties fo:font-size="18pt"/>
    </style:style>
    <style:style style:name="P20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  <style:text-properties fo:font-size="18pt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margin-left="1.2cm" fo:margin-right="0cm" fo:text-indent="-0.9cm"/>
    </style:style>
    <style:style style:name="T1" style:family="text">
      <style:text-properties fo:color="#333399" fo:font-family="Tahoma" style:font-family-generic="swiss" style:font-pitch="variable" fo:font-size="10pt" fo:language="en" fo:country="US" style:font-size-asian="10pt" style:font-size-complex="10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color="#1c1c1c" fo:font-family="Tahoma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color="#003300" fo:font-family="Tahoma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color="#800000" fo:font-family="Tahoma" style:font-family-generic="swiss" style:font-pitch="variable" fo:font-size="36pt" style:font-size-asian="36pt" style:font-size-complex="36pt"/>
    </style:style>
    <style:style style:name="T6" style:family="text">
      <style:text-properties fo:color="#660033"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">
        <style:list-level-properties text:space-before="1.27cm" text:min-label-width="0.793cm"/>
        <style:text-properties fo:font-family="Wingdings" style:font-pitch="variable" style:font-charset="x-symbol" fo:color="#333399" fo:font-size="55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ff0000" fo:font-size="90%"/>
      </text:list-level-style-bullet>
      <text:list-level-style-bullet text:level="4" text:bullet-char="•">
        <style:list-level-properties text:space-before="3.81cm" text:min-label-width="0.635cm"/>
        <style:text-properties fo:font-family="Tahoma" style:font-family-generic="swiss" style:font-pitch="variable" fo:color="#006600" fo:font-size="5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006600" fo:font-size="50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006600" fo:font-size="50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006600" fo:font-size="50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006600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Tahoma" style:font-family-generic="swiss" style:font-pitch="variable" fo:color="#1c1c1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851cm" svg:height="0.088cm" svg:x="0.895cm" svg:y="1.72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437cm" svg:height="1.694cm" svg:x="1.467cm" svg:y="0.039cm" presentation:class="title" presentation:placeholder="true">
        <draw:text-box/>
      </draw:frame>
      <draw:frame presentation:style-name="pr1" draw:layer="backgroundobjects" svg:width="24.452cm" svg:height="16.268cm" svg:x="0.423cm" svg:y="1.93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0" draw:layer="backgroundobjects" svg:width="5.292cm" svg:height="0.684cm" svg:x="0cm" svg:y="18.365cm" presentation:class="date-time">
        <draw:text-box>
          <text:p text:style-name="P10"><text:span text:style-name="T1"><presentation:date-time/></text:span></text:p>
        </draw:text-box>
      </draw:frame>
      <draw:frame presentation:style-name="pr3" draw:text-style-name="P11" draw:layer="backgroundobjects" svg:width="2.752cm" svg:height="0.684cm" svg:x="22.647cm" svg:y="18.365cm" presentation:class="page-number">
        <draw:text-box>
          <text:p text:style-name="P11"><text:span text:style-name="T1"><text:page-number>&lt;number&gt;</text:page-number></text:span></text:p>
        </draw:text-box>
      </draw:frame>
      <draw:custom-shape draw:style-name="gr4" draw:text-style-name="P13" draw:layer="backgroundobjects" svg:width="6.577cm" svg:height="0.672cm" svg:x="9.366cm" svg:y="18.327cm">
        <text:p text:style-name="P12"><text:span text:style-name="T1">Sh. Rahatlou, Programmazione++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gr5" draw:text-style-name="P14" draw:layer="backgroundobjects" svg:width="19.05cm" svg:height="25.4cm" svg:x="-0.001cm" svg:y="-0.001cm">
          <text:p/>
        </draw:rect>
        <draw:frame presentation:style-name="pr4" draw:text-style-name="P15" draw:layer="backgroundobjects" svg:width="8.256cm" svg:height="1.27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4" draw:text-style-name="P16" draw:layer="backgroundobjects" svg:width="8.257cm" svg:height="1.27cm" svg:x="10.788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Default-title" draw:layer="backgroundobjects" svg:width="12.502cm" svg:height="9.526cm" svg:x="3.273cm" svg:y="1.905cm" presentation:class="page"/>
        <draw:frame presentation:style-name="Default-notes" draw:layer="backgroundobjects" svg:width="15.238cm" svg:height="11.429cm" svg:x="1.905cm" svg:y="12.064cm" presentation:class="notes" presentation:placeholder="true">
          <draw:text-box/>
        </draw:frame>
        <draw:frame presentation:style-name="pr5" draw:text-style-name="P15" draw:layer="backgroundobjects" svg:width="8.256cm" svg:height="1.27cm" svg:x="0cm" svg:y="24.126cm" presentation:class="footer">
          <draw:text-box>
            <text:p text:style-name="P15"><text:span text:style-name="T2"><presentation:footer/></text:span></text:p>
          </draw:text-box>
        </draw:frame>
        <draw:frame presentation:style-name="pr5" draw:text-style-name="P16" draw:layer="backgroundobjects" svg:width="8.257cm" svg:height="1.27cm" svg:x="10.788cm" svg:y="24.126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pr6" draw:layer="backgroundobjects" svg:width="22.859cm" svg:height="12.572cm" svg:x="1.27cm" svg:y="4.457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7" draw:text-style-name="P1" draw:layer="backgroundobjects" svg:width="5.917cm" svg:height="1.314cm" svg:x="1.27cm" svg:y="17.354cm" presentation:class="date-time">
        <draw:text-box>
          <text:p text:style-name="P1"><presentation:date-time/></text:p>
        </draw:text-box>
      </draw:frame>
      <draw:frame presentation:style-name="pr7" draw:text-style-name="P17" draw:layer="backgroundobjects" svg:width="8.051cm" svg:height="1.314cm" svg:x="8.686cm" svg:y="17.354cm" presentation:class="footer">
        <draw:text-box>
          <text:p text:style-name="P17"><presentation:footer/></text:p>
        </draw:text-box>
      </draw:frame>
      <draw:frame presentation:style-name="pr7" draw:text-style-name="P2" draw:layer="backgroundobjects" svg:width="5.917cm" svg:height="1.314cm" svg:x="18.21cm" svg:y="17.354cm" presentation:class="page-number">
        <draw:text-box>
          <text:p text:style-name="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pr8" draw:text-style-name="P1" draw:layer="backgroundobjects" svg:width="8.267cm" svg:height="1.269cm" svg:x="0cm" svg:y="0cm" presentation:class="header">
          <draw:text-box>
            <text:p text:style-name="P1"><presentation:header/></text:p>
          </draw:text-box>
        </draw:frame>
        <draw:frame presentation:style-name="pr8" draw:text-style-name="P2" draw:layer="backgroundobjects" svg:width="8.267cm" svg:height="1.269cm" svg:x="10.782cm" svg:y="0cm" presentation:class="date-time">
          <draw:text-box>
            <text:p text:style-name="P2"><presentation:date-time/></text:p>
          </draw:text-box>
        </draw:frame>
        <draw:frame presentation:style-name="pr9" draw:text-style-name="P1" draw:layer="backgroundobjects" svg:width="8.267cm" svg:height="1.269cm" svg:x="0cm" svg:y="24.13cm" presentation:class="footer">
          <draw:text-box>
            <text:p text:style-name="P1"><presentation:footer/></text:p>
          </draw:text-box>
        </draw:frame>
        <draw:frame presentation:style-name="pr9" draw:text-style-name="P2" draw:layer="backgroundobjects" svg:width="8.267cm" svg:height="1.269cm" svg:x="10.782cm" svg:y="24.13cm" presentation:class="page-number">
          <draw:text-box>
            <text:p text:style-name="P2"><text:page-number>&lt;number&gt;</text:page-number></text:p>
          </draw:text-box>
        </draw:frame>
      </presentation:notes>
    </style:master-page>
    <style:master-page style:name="programmazione_2b__2b_" style:display-name="programmazione++" style:page-layout-name="PM1" draw:style-name="dp1">
      <office:forms form:automatic-focus="false" form:apply-design-mode="false"/>
      <draw:g>
        <draw:g>
          <draw:custom-shape draw:style-name="gr6" draw:text-style-name="P3" draw:layer="backgroundobjects" svg:width="1.215cm" svg:height="1.319cm" svg:x="0.808cm" svg:y="4.99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backgroundobjects" svg:width="0.912cm" svg:height="1.319cm" svg:x="1.872cm" svg:y="4.9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3" draw:layer="backgroundobjects" svg:width="1.171cm" svg:height="1.319cm" svg:x="1.152cm" svg:y="6.16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backgroundobjects" svg:width="1.025cm" svg:height="1.319cm" svg:x="2.176cm" svg:y="6.169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3" draw:layer="backgroundobjects" svg:width="1.557cm" svg:height="1.173cm" svg:x="0.001cm" svg:y="5.9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backgroundobjects" svg:width="0.088cm" svg:height="2.924cm" svg:x="1.765cm" svg:y="4.6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backgroundobjects" svg:width="24.147cm" svg:height="0.154cm" svg:x="0.879cm" svg:y="6.981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programmazione_2b__2b_-title" draw:layer="backgroundobjects" svg:width="21.59cm" svg:height="5.795cm" svg:x="2.752cm" svg:y="0.847cm" presentation:class="title" presentation:placeholder="true">
        <draw:text-box/>
      </draw:frame>
      <draw:frame presentation:style-name="pr10" draw:text-style-name="P10" draw:layer="backgroundobjects" svg:width="3.387cm" svg:height="0.684cm" svg:x="0cm" svg:y="18.365cm" presentation:class="date-time">
        <draw:text-box>
          <text:p text:style-name="P10"><text:span text:style-name="T3"><presentation:date-time/></text:span></text:p>
        </draw:text-box>
      </draw:frame>
      <draw:frame presentation:style-name="pr11" draw:text-style-name="P18" draw:layer="backgroundobjects" svg:width="8.043cm" svg:height="0.684cm" svg:x="9.524cm" svg:y="18.365cm" presentation:class="footer">
        <draw:text-box>
          <text:p text:style-name="P18"><text:span text:style-name="T3"><presentation:footer/></text:span></text:p>
        </draw:text-box>
      </draw:frame>
      <draw:frame presentation:style-name="pr12" draw:text-style-name="P11" draw:layer="backgroundobjects" svg:width="2.752cm" svg:height="0.684cm" svg:x="22.647cm" svg:y="18.365cm" presentation:class="page-number">
        <draw:text-box>
          <text:p text:style-name="P11"><text:span text:style-name="T3"><text:page-number>&lt;number&gt;</text:page-number></text:span></text:p>
        </draw:text-box>
      </draw:frame>
      <draw:custom-shape draw:style-name="gr13" draw:text-style-name="P20" draw:layer="backgroundobjects" svg:width="13.97cm" svg:height="1.247cm" svg:x="5.95cm" svg:y="15.452cm">
        <text:p text:style-name="P19"><text:span text:style-name="T4">Corso di Programmazione++</text:span></text:p>
        <draw:enhanced-geometry svg:viewBox="0 0 21600 21600" draw:type="rectangle" draw:enhanced-path="M 0 0 L 21600 0 21600 21600 0 21600 0 0 Z N"/>
      </draw:custom-shape>
      <draw:custom-shape draw:style-name="gr4" draw:text-style-name="P20" draw:layer="backgroundobjects" svg:width="12.292cm" svg:height="1.739cm" svg:x="6.521cm" svg:y="7.955cm">
        <text:p text:style-name="P19"><text:span text:style-name="T5">Shahram Rahatlou</text:span></text:p>
        <draw:enhanced-geometry svg:viewBox="0 0 21600 21600" draw:type="mso-spt202" draw:enhanced-path="M 0 0 L 21600 0 21600 21600 0 21600 0 0 Z N"/>
      </draw:custom-shape>
      <draw:frame draw:style-name="gr14" draw:text-style-name="P21" draw:layer="backgroundobjects" svg:width="10.795cm" svg:height="3.36cm" svg:x="7.267cm" svg:y="9.763cm">
        <draw:image xlink:href="Pictures/100000000000048E000001DBECEB4C8E.png" xlink:type="simple" xlink:show="embed" xlink:actuate="onLoad">
          <text:p/>
        </draw:image>
      </draw:frame>
      <draw:custom-shape draw:style-name="gr15" draw:text-style-name="P13" draw:layer="backgroundobjects" svg:width="20.145cm" svg:height="0.9cm" svg:x="2.605cm" svg:y="13.952cm">
        <text:p text:style-name="P12"><text:span text:style-name="T6">http://www.roma1.infn.it/people/rahatlou/programmazione++/</text:span></text:p>
        <draw:enhanced-geometry svg:viewBox="0 0 21600 21600" draw:type="mso-spt202" draw:enhanced-path="M 0 0 L 21600 0 21600 21600 0 21600 0 0 Z N"/>
      </draw:custom-shape>
      <draw:frame presentation:style-name="pr13" draw:text-style-name="P22" draw:layer="backgroundobjects" svg:width="22.859cm" svg:height="12.572cm" svg:x="0.636cm" svg:y="7.113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4">Ninth Outline Level</text:p>
            </text:list-item>
          </text:list>
        </draw:text-box>
      </draw:frame>
      <presentation:notes style:page-layout-name="PM0">
        <draw:rect draw:style-name="gr5" draw:text-style-name="P14" draw:layer="backgroundobjects" svg:width="19.05cm" svg:height="25.4cm" svg:x="-0.001cm" svg:y="-0.001cm">
          <text:p/>
        </draw:rect>
        <draw:frame presentation:style-name="pr14" draw:text-style-name="P15" draw:layer="backgroundobjects" svg:width="8.256cm" svg:height="1.27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8.257cm" svg:height="1.27cm" svg:x="10.788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programmazione_2b__2b_-title" draw:layer="backgroundobjects" svg:width="12.502cm" svg:height="9.526cm" svg:x="3.273cm" svg:y="1.905cm" presentation:class="page"/>
        <draw:frame presentation:style-name="programmazione_2b__2b_-notes" draw:layer="backgroundobjects" svg:width="15.238cm" svg:height="11.429cm" svg:x="1.905cm" svg:y="12.064cm" presentation:class="notes" presentation:placeholder="true">
          <draw:text-box/>
        </draw:frame>
        <draw:frame presentation:style-name="pr15" draw:text-style-name="P15" draw:layer="backgroundobjects" svg:width="8.256cm" svg:height="1.27cm" svg:x="0cm" svg:y="24.126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8.257cm" svg:height="1.27cm" svg:x="10.788cm" svg:y="24.126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dc:title>Inheritance</dc:title>
    <meta:initial-creator>Shahram Rahatlou</meta:initial-creator>
    <meta:creation-date>2006-06-07T09:04:40</meta:creation-date>
    <dc:creator>Shahram Rahatlou</dc:creator>
    <dc:date>2008-04-28T13:36:02</dc:date>
    <meta:editing-cycles>21</meta:editing-cycles>
    <meta:editing-duration>PT12H46M47S</meta:editing-duration>
    <meta:user-defined meta:name="Info 1"/>
    <meta:user-defined meta:name="Info 2"/>
    <meta:user-defined meta:name="Info 3"/>
    <meta:user-defined meta:name="Info 4"/>
    <meta:document-statistic meta:object-count="166"/>
  </office:meta>
</office:document-meta>
</file>